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/>
    </style:style>
    <style:style style:name="ce6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/>
    </style:style>
    <style:style style:name="ce7" style:family="table-cell" style:parent-style-name="Default" style:data-style-name="N4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/>
    </style:style>
    <style:style style:name="ce8" style:family="table-cell" style:parent-style-name="Default" style:data-style-name="N3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0" style:family="table-cell" style:parent-style-name="Default" style:data-style-name="N4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2" style:family="table-cell" style:parent-style-name="Normal_32_3" style:data-style-name="N4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/>
    </style:style>
    <style:style style:name="ce13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/>
    </style:style>
    <style:style style:name="ce14" style:family="table-cell" style:parent-style-name="V_237_rgula_32_2" style:data-style-name="N35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/>
    </style:style>
    <style:style style:name="ce15" style:family="table-cell" style:parent-style-name="V_237_rgula_32_2" style:data-style-name="N35">
      <style:table-cell-properties style:vertical-align="middle"/>
      <style:text-properties fo:color="#000000" style:font-name="Arial" style:font-name-asian="Arial" style:font-name-complex="Arial" fo:font-size="6pt" style:font-size-asian="6pt" style:font-size-complex="6pt"/>
    </style:style>
    <style:style style:name="ce16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6pt" style:font-size-asian="6pt" style:font-size-complex="6pt"/>
    </style:style>
    <style:style style:name="ce17" style:family="table-cell" style:parent-style-name="V_237_rgula_32_2_32_2" style:data-style-name="N35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/>
    </style:style>
    <style:style style:name="ce18" style:family="table-cell" style:parent-style-name="Normal_32_3" style:data-style-name="N4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6pt" style:font-size-asian="6pt" style:font-size-complex="6pt"/>
    </style:style>
    <style:style style:name="ce19" style:family="table-cell" style:parent-style-name="V_237_rgula_32_2_32_2" style:data-style-name="N35">
      <style:table-cell-properties style:vertical-align="middle"/>
      <style:text-properties fo:color="#000000" style:font-name="Arial" style:font-name-asian="Arial" style:font-name-complex="Arial" fo:font-size="6pt" style:font-size-asian="6pt" style:font-size-complex="6pt"/>
    </style:style>
    <style:style style:name="ce20" style:family="table-cell" style:parent-style-name="V_237_rgula_32_2_32_2" style:data-style-name="N2">
      <style:table-cell-properties style:vertical-align="middle"/>
      <style:text-properties fo:color="#000000" style:font-name="Arial" style:font-name-asian="Arial" style:font-name-complex="Arial" fo:font-size="6pt" style:font-size-asian="6pt" style:font-size-complex="6pt"/>
    </style:style>
    <style:style style:name="ce21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24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/>
    </style:style>
    <style:style style:name="ce25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cente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32" style:family="table-cell" style:parent-style-name="Default" style:data-style-name="N0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7.67291666666667cm"/>
    </style:style>
    <style:style style:name="co3" style:family="table-column">
      <style:table-column-properties fo:break-before="auto" style:column-width="7.858125cm"/>
    </style:style>
    <style:style style:name="co4" style:family="table-column">
      <style:table-column-properties fo:break-before="auto" style:column-width="10.4510416666667cm"/>
    </style:style>
    <style:style style:name="co5" style:family="table-column">
      <style:table-column-properties fo:break-before="auto" style:column-width="8.83708333333333cm"/>
    </style:style>
    <style:style style:name="co6" style:family="table-column">
      <style:table-column-properties fo:break-before="auto" style:column-width="1.42875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24354166666667cm"/>
    </style:style>
    <style:style style:name="co10" style:family="table-column">
      <style:table-column-properties fo:break-before="auto" style:column-width="1.56104166666667cm"/>
    </style:style>
    <style:style style:name="co11" style:family="table-column">
      <style:table-column-properties fo:break-before="auto" style:column-width="1.48166666666667cm"/>
    </style:style>
    <style:style style:name="co12" style:family="table-column">
      <style:table-column-properties fo:break-before="auto" style:column-width="1.349375cm"/>
    </style:style>
    <style:style style:name="co13" style:family="table-column">
      <style:table-column-properties fo:break-before="auto" style:column-width="1.61395833333333cm"/>
    </style:style>
    <style:style style:name="co14" style:family="table-column">
      <style:table-column-properties fo:break-before="auto" style:column-width="1.375833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53458333333333cm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69333333333333cm"/>
    </style:style>
    <style:style style:name="ro1" style:family="table-row">
      <style:table-row-properties style:row-height="16.15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58.15pt" style:use-optimal-row-height="false" fo:break-before="auto"/>
    </style:style>
    <style:style style:name="ro4" style:family="table-row">
      <style:table-row-properties style:row-height="45pt" style:use-optimal-row-height="false" fo:break-before="auto"/>
    </style:style>
    <style:style style:name="ro5" style:family="table-row">
      <style:table-row-properties style:row-height="33pt" style:use-optimal-row-height="false" fo:break-before="auto"/>
    </style:style>
    <style:style style:name="ro6" style:family="table-row">
      <style:table-row-properties style:row-height="13.15pt" style:use-optimal-row-height="false" fo:break-before="auto"/>
    </style:style>
    <style:style style:name="ro7" style:family="table-row">
      <style:table-row-properties style:row-height="22.1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35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talFolh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7" table:default-cell-style-name="ce1"/>
        <table:table-column table:style-name="co18" table:number-columns-repeated="16364" table:default-cell-style-name="ce1"/>
        <table:table-row table:style-name="ro1">
          <table:table-cell office:value-type="string" table:number-columns-spanned="20" table:number-rows-spanned="1" table:style-name="ce21">
            <text:p><text:span text:style-name="T1">TABELA I</text:span></text:p>
          </table:table-cell>
          <table:covered-table-cell table:number-columns-repeated="19"/>
          <table:table-cell table:number-columns-repeated="16364"/>
        </table:table-row>
        <table:table-row table:style-name="ro1">
          <table:table-cell office:value-type="string" table:number-columns-spanned="20" table:number-rows-spanned="1" table:style-name="ce23">
            <text:p><text:span text:style-name="T2">RESOLUÇÃO Nº 200, DE 10 DE JULHO DE 2019</text:span></text:p>
          </table:table-cell>
          <table:covered-table-cell table:number-columns-repeated="19"/>
          <table:table-cell table:number-columns-repeated="16364"/>
        </table:table-row>
        <table:table-row table:style-name="ro2">
          <table:table-cell office:value-type="string" table:style-name="ce2">
            <text:p><text:span text:style-name="T3">Mês/Ano de Referencia:</text:span></text:p>
          </table:table-cell>
          <table:table-cell office:value-type="string" table:number-columns-spanned="19" table:number-rows-spanned="1" table:style-name="ce25">
            <text:p><text:span text:style-name="T3">Mar/2021</text:span></text:p>
          </table:table-cell>
          <table:covered-table-cell table:number-columns-repeated="18"/>
          <table:table-cell table:number-columns-repeated="16364"/>
        </table:table-row>
        <table:table-row table:style-name="ro3">
          <table:table-cell office:value-type="string" table:style-name="ce3">
            <text:p><text:span text:style-name="T4">Matrícula</text:span></text:p>
          </table:table-cell>
          <table:table-cell office:value-type="string" table:style-name="ce3">
            <text:p><text:span text:style-name="T4">Nome</text:span></text:p>
          </table:table-cell>
          <table:table-cell office:value-type="string" table:style-name="ce3">
            <text:p><text:span text:style-name="T4">Cargo / Função</text:span></text:p>
          </table:table-cell>
          <table:table-cell office:value-type="string" table:style-name="ce3">
            <text:p><text:span text:style-name="T4">Lotação</text:span></text:p>
          </table:table-cell>
          <table:table-cell office:value-type="string" table:style-name="ce3">
            <text:p><text:span text:style-name="T4">Grupo</text:span></text:p>
          </table:table-cell>
          <table:table-cell office:value-type="string" table:number-columns-spanned="9" table:number-rows-spanned="1" table:style-name="ce27">
            <text:p><text:span text:style-name="T4">Rendimentos</text:span></text:p>
          </table:table-cell>
          <table:covered-table-cell table:number-columns-repeated="8"/>
          <table:table-cell office:value-type="string" table:number-columns-spanned="5" table:number-rows-spanned="1" table:style-name="ce27">
            <text:p><text:span text:style-name="T4">Descontos</text:span></text:p>
          </table:table-cell>
          <table:covered-table-cell table:number-columns-repeated="4"/>
          <table:table-cell office:value-type="string" table:style-name="ce3">
            <text:p><text:span text:style-name="T4">Rendimento Líquido Total (14)</text:span></text:p>
          </table:table-cell>
          <table:table-cell table:number-columns-repeated="16364"/>
        </table:table-row>
        <table:table-row table:style-name="ro4">
          <table:table-cell table:number-columns-repeated="5" table:style-name="ce4"/>
          <table:table-cell office:value-type="string" table:number-columns-spanned="2" table:number-rows-spanned="1" table:style-name="ce27">
            <text:p><text:span text:style-name="T4">Remuneração Básica</text:span></text:p>
          </table:table-cell>
          <table:covered-table-cell/>
          <table:table-cell office:value-type="string" table:number-columns-spanned="4" table:number-rows-spanned="1" table:style-name="ce27">
            <text:p><text:span text:style-name="T4">Remuneração Eventual ou Temporária</text:span></text:p>
          </table:table-cell>
          <table:covered-table-cell table:number-columns-repeated="3"/>
          <table:table-cell office:value-type="string" table:style-name="ce3">
            <text:p><text:span text:style-name="T4">Outras Remunerações Temporárias(7)</text:span></text:p>
          </table:table-cell>
          <table:table-cell office:value-type="string" table:style-name="ce3">
            <text:p><text:span text:style-name="T4">Verbas Indenizatórias(8)</text:span></text:p>
          </table:table-cell>
          <table:table-cell office:value-type="string" table:style-name="ce3">
            <text:p><text:span text:style-name="T4">Total de Rendimentos Brutos(9)</text:span></text:p>
          </table:table-cell>
          <table:table-cell office:value-type="string" table:number-columns-spanned="3" table:number-rows-spanned="1" table:style-name="ce27">
            <text:p><text:span text:style-name="T4">Obrigatórios/Legais</text:span></text:p>
          </table:table-cell>
          <table:covered-table-cell table:number-columns-repeated="2"/>
          <table:table-cell office:value-type="string" table:style-name="ce3">
            <text:p><text:span text:style-name="T4">Pessoais</text:span></text:p>
          </table:table-cell>
          <table:table-cell office:value-type="string" table:style-name="ce3">
            <text:p><text:span text:style-name="T4">Total de Descontos(13)</text:span></text:p>
          </table:table-cell>
          <table:table-cell table:style-name="ce4"/>
          <table:table-cell table:number-columns-repeated="16364"/>
        </table:table-row>
        <table:table-row table:style-name="ro5">
          <table:table-cell table:number-columns-repeated="5" table:style-name="ce4"/>
          <table:table-cell office:value-type="string" table:style-name="ce3">
            <text:p><text:span text:style-name="T4">Remuneração do Cargo Efetivo(1)</text:span></text:p>
          </table:table-cell>
          <table:table-cell office:value-type="string" table:style-name="ce3">
            <text:p><text:span text:style-name="T4">Outras Verbas Remuneratórias, Legais ou Judiciais(2)</text:span></text:p>
          </table:table-cell>
          <table:table-cell office:value-type="string" table:style-name="ce3">
            <text:p><text:span text:style-name="T4">Função de Confiança ou Cargo em Comissão(3)</text:span></text:p>
          </table:table-cell>
          <table:table-cell office:value-type="string" table:style-name="ce3">
            <text:p><text:span text:style-name="T4">Gratificação Natalina(4)</text:span></text:p>
          </table:table-cell>
          <table:table-cell office:value-type="string" table:style-name="ce3">
            <text:p><text:span text:style-name="T4">Férias (1/3 constitucional) (5)</text:span></text:p>
          </table:table-cell>
          <table:table-cell office:value-type="string" table:style-name="ce3">
            <text:p><text:span text:style-name="T4">Abono de Permanência(6)</text:span></text:p>
          </table:table-cell>
          <table:table-cell table:number-columns-repeated="3" table:style-name="ce4"/>
          <table:table-cell office:value-type="string" table:style-name="ce3">
            <text:p><text:span text:style-name="T4">Contribuição Previdenciária(10)</text:span></text:p>
          </table:table-cell>
          <table:table-cell office:value-type="string" table:style-name="ce3">
            <text:p><text:span text:style-name="T4">Imposto de Renda(11)</text:span></text:p>
          </table:table-cell>
          <table:table-cell office:value-type="string" table:style-name="ce3">
            <text:p><text:span text:style-name="T4">Retenção por Teto Constitucional(12)</text:span></text:p>
          </table:table-cell>
          <table:table-cell office:value-type="string" table:style-name="ce3">
            <text:p><text:span text:style-name="T4">Outros (12.1)</text:span></text:p>
          </table:table-cell>
          <table:table-cell table:number-columns-repeated="2" table:style-name="ce4"/>
          <table:table-cell table:number-columns-repeated="16364"/>
        </table:table-row>
        <table:table-row table:style-name="ro6">
          <table:table-cell office:value-type="float" office:value="36461" table:style-name="ce5">
            <text:p>36461</text:p>
          </table:table-cell>
          <table:table-cell office:value-type="string" table:style-name="ce6">
            <text:p><text:span text:style-name="T5">ABELARDO TOWNES DE CASTRO JUNIOR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4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2459.41" table:style-name="ce7">
            <text:p>22.459,4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61290.54" table:style-name="ce7">
            <text:p>61.290,54</text:p>
          </table:table-cell>
          <table:table-cell office:value-type="float" office:value="4716.47" table:style-name="ce7">
            <text:p>4.716,47</text:p>
          </table:table-cell>
          <table:table-cell office:value-type="float" office:value="11066.5" table:style-name="ce7">
            <text:p>11.066,50</text:p>
          </table:table-cell>
          <table:table-cell office:value-type="float" office:value="0" table:style-name="ce7">
            <text:p>0,00</text:p>
          </table:table-cell>
          <table:table-cell office:value-type="float" office:value="17081.39" table:style-name="ce7">
            <text:p>17.081,39</text:p>
          </table:table-cell>
          <table:table-cell office:value-type="float" office:value="32864.36" table:style-name="ce7">
            <text:p>32.864,36</text:p>
          </table:table-cell>
          <table:table-cell office:value-type="float" office:value="28426.18" table:style-name="ce7">
            <text:p>28.426,18</text:p>
          </table:table-cell>
          <table:table-cell table:number-columns-repeated="16364"/>
        </table:table-row>
        <table:table-row table:style-name="ro6">
          <table:table-cell office:value-type="float" office:value="38102" table:style-name="ce5">
            <text:p>38102</text:p>
          </table:table-cell>
          <table:table-cell office:value-type="string" table:style-name="ce6">
            <text:p><text:span text:style-name="T5">ADENILSON DE SOUZ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ESPEC DE COMBATE EVASAO FISC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9579.82" table:style-name="ce7">
            <text:p>39.579,82</text:p>
          </table:table-cell>
          <table:table-cell office:value-type="float" office:value="78322.3" table:style-name="ce7">
            <text:p>78.322,30</text:p>
          </table:table-cell>
          <table:table-cell office:value-type="float" office:value="4716.47" table:style-name="ce7">
            <text:p>4.716,47</text:p>
          </table:table-cell>
          <table:table-cell office:value-type="float" office:value="7006.81" table:style-name="ce7">
            <text:p>7.006,81</text:p>
          </table:table-cell>
          <table:table-cell office:value-type="float" office:value="0" table:style-name="ce7">
            <text:p>0,00</text:p>
          </table:table-cell>
          <table:table-cell office:value-type="float" office:value="10294.02" table:style-name="ce7">
            <text:p>10.294,02</text:p>
          </table:table-cell>
          <table:table-cell office:value-type="float" office:value="22017.3" table:style-name="ce7">
            <text:p>22.017,30</text:p>
          </table:table-cell>
          <table:table-cell office:value-type="float" office:value="56305" table:style-name="ce7">
            <text:p>56.305,00</text:p>
          </table:table-cell>
          <table:table-cell table:number-columns-repeated="16364"/>
        </table:table-row>
        <table:table-row table:style-name="ro6">
          <table:table-cell office:value-type="float" office:value="43781" table:style-name="ce5">
            <text:p>43781</text:p>
          </table:table-cell>
          <table:table-cell office:value-type="string" table:style-name="ce6">
            <text:p><text:span text:style-name="T5">ALEKINE LOPES DOS SANTO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 ESP DE HABITACAO E URBANISMO<text:s/>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32.02" table:style-name="ce7">
            <text:p>3.032,02</text:p>
          </table:table-cell>
          <table:table-cell office:value-type="float" office:value="27601.42" table:style-name="ce7">
            <text:p>27.601,42</text:p>
          </table:table-cell>
          <table:table-cell office:value-type="float" office:value="64322.55" table:style-name="ce7">
            <text:p>64.322,55</text:p>
          </table:table-cell>
          <table:table-cell office:value-type="float" office:value="4716.47" table:style-name="ce7">
            <text:p>4.716,47</text:p>
          </table:table-cell>
          <table:table-cell office:value-type="float" office:value="7775.51" table:style-name="ce7">
            <text:p>7.775,51</text:p>
          </table:table-cell>
          <table:table-cell office:value-type="float" office:value="0" table:style-name="ce7">
            <text:p>0,00</text:p>
          </table:table-cell>
          <table:table-cell office:value-type="float" office:value="12635.87" table:style-name="ce7">
            <text:p>12.635,87</text:p>
          </table:table-cell>
          <table:table-cell office:value-type="float" office:value="25127.85" table:style-name="ce7">
            <text:p>25.127,85</text:p>
          </table:table-cell>
          <table:table-cell office:value-type="float" office:value="39194.699999999997" table:style-name="ce7">
            <text:p>39.194,70</text:p>
          </table:table-cell>
          <table:table-cell table:number-columns-repeated="16364"/>
        </table:table-row>
        <table:table-row table:style-name="ro6">
          <table:table-cell office:value-type="float" office:value="7101" table:style-name="ce5">
            <text:p>7101</text:p>
          </table:table-cell>
          <table:table-cell office:value-type="string" table:style-name="ce6">
            <text:p><text:span text:style-name="T5">ALESSANDRA GARCIA MARQUE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ESP DE DEF DO CONSUMIDOR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2459.41" table:style-name="ce7">
            <text:p>22.459,4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61290.54" table:style-name="ce7">
            <text:p>61.290,54</text:p>
          </table:table-cell>
          <table:table-cell office:value-type="float" office:value="4716.47" table:style-name="ce7">
            <text:p>4.716,47</text:p>
          </table:table-cell>
          <table:table-cell office:value-type="float" office:value="11535.74" table:style-name="ce7">
            <text:p>11.535,74</text:p>
          </table:table-cell>
          <table:table-cell office:value-type="float" office:value="0" table:style-name="ce7">
            <text:p>0,00</text:p>
          </table:table-cell>
          <table:table-cell office:value-type="float" office:value="3611.42" table:style-name="ce7">
            <text:p>3.611,42</text:p>
          </table:table-cell>
          <table:table-cell office:value-type="float" office:value="19863.63" table:style-name="ce7">
            <text:p>19.863,63</text:p>
          </table:table-cell>
          <table:table-cell office:value-type="float" office:value="41426.910000000003" table:style-name="ce7">
            <text:p>41.426,91</text:p>
          </table:table-cell>
          <table:table-cell table:number-columns-repeated="16364"/>
        </table:table-row>
        <table:table-row table:style-name="ro6">
          <table:table-cell office:value-type="float" office:value="16861" table:style-name="ce5">
            <text:p>16861</text:p>
          </table:table-cell>
          <table:table-cell office:value-type="string" table:style-name="ce6">
            <text:p><text:span text:style-name="T5">ALMIR FERNANDES BRANC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2 PROM ESP DE DEF CRIANCA E ADOLESCENT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1724.94" table:style-name="ce7">
            <text:p>11.724,94</text:p>
          </table:table-cell>
          <table:table-cell office:value-type="float" office:value="0" table:style-name="ce7">
            <text:p>0,00</text:p>
          </table:table-cell>
          <table:table-cell office:value-type="float" office:value="53429.919999999998" table:style-name="ce7">
            <text:p>53.429,92</text:p>
          </table:table-cell>
          <table:table-cell office:value-type="float" office:value="103897.34" table:style-name="ce7">
            <text:p>103.897,34</text:p>
          </table:table-cell>
          <table:table-cell office:value-type="float" office:value="4716.47" table:style-name="ce7">
            <text:p>4.716,47</text:p>
          </table:table-cell>
          <table:table-cell office:value-type="float" office:value="9732.69" table:style-name="ce7">
            <text:p>9.732,69</text:p>
          </table:table-cell>
          <table:table-cell office:value-type="float" office:value="0" table:style-name="ce7">
            <text:p>0,00</text:p>
          </table:table-cell>
          <table:table-cell office:value-type="float" office:value="20275.55" table:style-name="ce7">
            <text:p>20.275,55</text:p>
          </table:table-cell>
          <table:table-cell office:value-type="float" office:value="34724.71" table:style-name="ce7">
            <text:p>34.724,71</text:p>
          </table:table-cell>
          <table:table-cell office:value-type="float" office:value="69172.63" table:style-name="ce7">
            <text:p>69.172,63</text:p>
          </table:table-cell>
          <table:table-cell table:number-columns-repeated="16364"/>
        </table:table-row>
        <table:table-row table:style-name="ro6">
          <table:table-cell office:value-type="float" office:value="7281" table:style-name="ce5">
            <text:p>7281</text:p>
          </table:table-cell>
          <table:table-cell office:value-type="string" table:style-name="ce6">
            <text:p><text:span text:style-name="T5">ALVARO LUIZ ARAUJO PEREIR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8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3097.77" table:style-name="ce7">
            <text:p>13.097,77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5319.33" table:style-name="ce7">
            <text:p>5.319,33</text:p>
          </table:table-cell>
          <table:table-cell office:value-type="float" office:value="59198.65" table:style-name="ce7">
            <text:p>59.198,65</text:p>
          </table:table-cell>
          <table:table-cell office:value-type="float" office:value="4964.71" table:style-name="ce7">
            <text:p>4.964,71</text:p>
          </table:table-cell>
          <table:table-cell office:value-type="float" office:value="10990.72" table:style-name="ce7">
            <text:p>10.990,72</text:p>
          </table:table-cell>
          <table:table-cell office:value-type="float" office:value="1488.23" table:style-name="ce7">
            <text:p>1.488,23</text:p>
          </table:table-cell>
          <table:table-cell office:value-type="float" office:value="4404.78" table:style-name="ce7">
            <text:p>4.404,78</text:p>
          </table:table-cell>
          <table:table-cell office:value-type="float" office:value="21848.44" table:style-name="ce7">
            <text:p>21.848,44</text:p>
          </table:table-cell>
          <table:table-cell office:value-type="float" office:value="37350.21" table:style-name="ce7">
            <text:p>37.350,21</text:p>
          </table:table-cell>
          <table:table-cell table:number-columns-repeated="16364"/>
        </table:table-row>
        <table:table-row table:style-name="ro6">
          <table:table-cell office:value-type="float" office:value="55921" table:style-name="ce5">
            <text:p>55921</text:p>
          </table:table-cell>
          <table:table-cell office:value-type="string" table:style-name="ce6">
            <text:p><text:span text:style-name="T5">ANTONIO ALCESTE CALLIL DE CASTRO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DE JUSTICA CUMULATIVA DE BUJARI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4542.43" table:style-name="ce7">
            <text:p>34.542,43</text:p>
          </table:table-cell>
          <table:table-cell office:value-type="float" office:value="67987.289999999994" table:style-name="ce7">
            <text:p>67.987,29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7053.13" table:style-name="ce7">
            <text:p>7.053,13</text:p>
          </table:table-cell>
          <table:table-cell office:value-type="float" office:value="0" table:style-name="ce7">
            <text:p>0,00</text:p>
          </table:table-cell>
          <table:table-cell office:value-type="float" office:value="5951.29" table:style-name="ce7">
            <text:p>5.951,29</text:p>
          </table:table-cell>
          <table:table-cell office:value-type="float" office:value="17261.03" table:style-name="ce7">
            <text:p>17.261,03</text:p>
          </table:table-cell>
          <table:table-cell office:value-type="float" office:value="50726.26" table:style-name="ce7">
            <text:p>50.726,26</text:p>
          </table:table-cell>
          <table:table-cell table:number-columns-repeated="16364"/>
        </table:table-row>
        <table:table-row table:style-name="ro6">
          <table:table-cell office:value-type="float" office:value="37782" table:style-name="ce5">
            <text:p>37782</text:p>
          </table:table-cell>
          <table:table-cell office:value-type="string" table:style-name="ce6">
            <text:p><text:span text:style-name="T5">ARETUZA DE ALMEIDA CRUZ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8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4778.7299999999996" table:style-name="ce7">
            <text:p>4.778,73</text:p>
          </table:table-cell>
          <table:table-cell office:value-type="float" office:value="17878.72" table:style-name="ce7">
            <text:p>17.878,72</text:p>
          </table:table-cell>
          <table:table-cell office:value-type="float" office:value="26005.78" table:style-name="ce7">
            <text:p>26.005,78</text:p>
          </table:table-cell>
          <table:table-cell table:number-columns-repeated="16364"/>
        </table:table-row>
        <table:table-row table:style-name="ro6">
          <table:table-cell office:value-type="float" office:value="55961" table:style-name="ce5">
            <text:p>55961</text:p>
          </table:table-cell>
          <table:table-cell office:value-type="string" table:style-name="ce6">
            <text:p><text:span text:style-name="T5">AURE RIBEIRO NETO</text:span></text:p>
          </table:table-cell>
          <table:table-cell office:value-type="string" table:style-name="ce6">
            <text:p><text:span text:style-name="T5">PROMOTOR DE JUSTICA SUBSTITUTO</text:span></text:p>
          </table:table-cell>
          <table:table-cell office:value-type="string" table:style-name="ce6">
            <text:p><text:span text:style-name="T5">PROMOTORIA DE JUSTICA CUMULATIVA DE MANOEL URBAN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5217.97" table:style-name="ce7">
            <text:p>35.217,97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6164.88" table:style-name="ce7">
            <text:p>6.164,88</text:p>
          </table:table-cell>
          <table:table-cell office:value-type="float" office:value="0" table:style-name="ce7">
            <text:p>0,00</text:p>
          </table:table-cell>
          <table:table-cell office:value-type="float" office:value="13028.7" table:style-name="ce7">
            <text:p>13.028,70</text:p>
          </table:table-cell>
          <table:table-cell office:value-type="float" office:value="23450.19" table:style-name="ce7">
            <text:p>23.450,19</text:p>
          </table:table-cell>
          <table:table-cell office:value-type="float" office:value="11767.78" table:style-name="ce7">
            <text:p>11.767,78</text:p>
          </table:table-cell>
          <table:table-cell table:number-columns-repeated="16364"/>
        </table:table-row>
        <table:table-row table:style-name="ro6">
          <table:table-cell office:value-type="float" office:value="43881" table:style-name="ce5">
            <text:p>43881</text:p>
          </table:table-cell>
          <table:table-cell office:value-type="string" table:style-name="ce6">
            <text:p><text:span text:style-name="T5">BERNARDO FITERMAN ALBAN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IVEL DE BRASILE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38742.480000000003" table:style-name="ce7">
            <text:p>38.742,48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9579.800000000003" table:style-name="ce7">
            <text:p>39.579,80</text:p>
          </table:table-cell>
          <table:table-cell office:value-type="float" office:value="117064.76" table:style-name="ce7">
            <text:p>117.064,76</text:p>
          </table:table-cell>
          <table:table-cell office:value-type="float" office:value="9432.94" table:style-name="ce7">
            <text:p>9.432,94</text:p>
          </table:table-cell>
          <table:table-cell office:value-type="float" office:value="16975.580000000002" table:style-name="ce7">
            <text:p>16.975,58</text:p>
          </table:table-cell>
          <table:table-cell office:value-type="float" office:value="0" table:style-name="ce7">
            <text:p>0,00</text:p>
          </table:table-cell>
          <table:table-cell office:value-type="float" office:value="5694.53" table:style-name="ce7">
            <text:p>5.694,53</text:p>
          </table:table-cell>
          <table:table-cell office:value-type="float" office:value="32103.05" table:style-name="ce7">
            <text:p>32.103,05</text:p>
          </table:table-cell>
          <table:table-cell office:value-type="float" office:value="84961.71" table:style-name="ce7">
            <text:p>84.961,71</text:p>
          </table:table-cell>
          <table:table-cell table:number-columns-repeated="16364"/>
        </table:table-row>
        <table:table-row table:style-name="ro6">
          <table:table-cell office:value-type="float" office:value="56331" table:style-name="ce5">
            <text:p>56331</text:p>
          </table:table-cell>
          <table:table-cell office:value-type="string" table:style-name="ce6">
            <text:p><text:span text:style-name="T5">BIANCA BERNARDES DE MORAES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DE JUSTICA CIVEL DE FEIJ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8258.410000000003" table:style-name="ce7">
            <text:p>38.258,41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7157.41" table:style-name="ce7">
            <text:p>7.157,41</text:p>
          </table:table-cell>
          <table:table-cell office:value-type="float" office:value="0" table:style-name="ce7">
            <text:p>0,00</text:p>
          </table:table-cell>
          <table:table-cell office:value-type="float" office:value="1215.58" table:style-name="ce7">
            <text:p>1.215,58</text:p>
          </table:table-cell>
          <table:table-cell office:value-type="float" office:value="12629.6" table:style-name="ce7">
            <text:p>12.629,60</text:p>
          </table:table-cell>
          <table:table-cell office:value-type="float" office:value="25628.81" table:style-name="ce7">
            <text:p>25.628,81</text:p>
          </table:table-cell>
          <table:table-cell table:number-columns-repeated="16364"/>
        </table:table-row>
        <table:table-row table:style-name="ro6">
          <table:table-cell office:value-type="float" office:value="54761" table:style-name="ce5">
            <text:p>54761</text:p>
          </table:table-cell>
          <table:table-cell office:value-type="string" table:style-name="ce6">
            <text:p><text:span text:style-name="T5">CARLOS AUGUSTO DA COSTA PESCADOR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CRIMINAL DE CRUZEIRO DO SU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00.7" table:style-name="ce7">
            <text:p>4.800,70</text:p>
          </table:table-cell>
          <table:table-cell office:value-type="float" office:value="40748.6" table:style-name="ce7">
            <text:p>40.748,60</text:p>
          </table:table-cell>
          <table:table-cell office:value-type="float" office:value="79238.41" table:style-name="ce7">
            <text:p>79.238,41</text:p>
          </table:table-cell>
          <table:table-cell office:value-type="float" office:value="4716.47" table:style-name="ce7">
            <text:p>4.716,47</text:p>
          </table:table-cell>
          <table:table-cell office:value-type="float" office:value="8418.31" table:style-name="ce7">
            <text:p>8.418,31</text:p>
          </table:table-cell>
          <table:table-cell office:value-type="float" office:value="0" table:style-name="ce7">
            <text:p>0,00</text:p>
          </table:table-cell>
          <table:table-cell office:value-type="float" office:value="1087.98" table:style-name="ce7">
            <text:p>1.087,98</text:p>
          </table:table-cell>
          <table:table-cell office:value-type="float" office:value="14222.76" table:style-name="ce7">
            <text:p>14.222,76</text:p>
          </table:table-cell>
          <table:table-cell office:value-type="float" office:value="65015.65" table:style-name="ce7">
            <text:p>65.015,65</text:p>
          </table:table-cell>
          <table:table-cell table:number-columns-repeated="16364"/>
        </table:table-row>
        <table:table-row table:style-name="ro6">
          <table:table-cell office:value-type="float" office:value="11201" table:style-name="ce5">
            <text:p>11201</text:p>
          </table:table-cell>
          <table:table-cell office:value-type="string" table:style-name="ce6">
            <text:p><text:span text:style-name="T5">CARLOS ROBERTO DA SILVA MAI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3 PROCURADORIA DE JUSTICA CIVE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3641.48" table:style-name="ce7">
            <text:p>23.641,48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64423.03" table:style-name="ce7">
            <text:p>64.423,03</text:p>
          </table:table-cell>
          <table:table-cell office:value-type="float" office:value="4964.71" table:style-name="ce7">
            <text:p>4.964,71</text:p>
          </table:table-cell>
          <table:table-cell office:value-type="float" office:value="12123.74" table:style-name="ce7">
            <text:p>12.123,74</text:p>
          </table:table-cell>
          <table:table-cell office:value-type="float" office:value="0" table:style-name="ce7">
            <text:p>0,00</text:p>
          </table:table-cell>
          <table:table-cell office:value-type="float" office:value="8787.0300000000007" table:style-name="ce7">
            <text:p>8.787,03</text:p>
          </table:table-cell>
          <table:table-cell office:value-type="float" office:value="25875.48" table:style-name="ce7">
            <text:p>25.875,48</text:p>
          </table:table-cell>
          <table:table-cell office:value-type="float" office:value="38547.550000000003" table:style-name="ce7">
            <text:p>38.547,55</text:p>
          </table:table-cell>
          <table:table-cell table:number-columns-repeated="16364"/>
        </table:table-row>
        <table:table-row table:style-name="ro6">
          <table:table-cell office:value-type="float" office:value="6981" table:style-name="ce5">
            <text:p>6981</text:p>
          </table:table-cell>
          <table:table-cell office:value-type="string" table:style-name="ce6">
            <text:p><text:span text:style-name="T5">CELSO JERONIMO DE SOUZ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CORREGEDORIA GER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8865.56" table:style-name="ce7">
            <text:p>8.865,56</text:p>
          </table:table-cell>
          <table:table-cell office:value-type="float" office:value="0" table:style-name="ce7">
            <text:p>0,00</text:p>
          </table:table-cell>
          <table:table-cell office:value-type="float" office:value="29505.35" table:style-name="ce7">
            <text:p>29.505,35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84117.17" table:style-name="ce7">
            <text:p>84.117,17</text:p>
          </table:table-cell>
          <table:table-cell office:value-type="float" office:value="4964.71" table:style-name="ce7">
            <text:p>4.964,71</text:p>
          </table:table-cell>
          <table:table-cell office:value-type="float" office:value="16311.56" table:style-name="ce7">
            <text:p>16.311,56</text:p>
          </table:table-cell>
          <table:table-cell office:value-type="float" office:value="5034.46" table:style-name="ce7">
            <text:p>5.034,46</text:p>
          </table:table-cell>
          <table:table-cell office:value-type="float" office:value="4798.05" table:style-name="ce7">
            <text:p>4.798,05</text:p>
          </table:table-cell>
          <table:table-cell office:value-type="float" office:value="31108.78" table:style-name="ce7">
            <text:p>31.108,78</text:p>
          </table:table-cell>
          <table:table-cell office:value-type="float" office:value="53008.39" table:style-name="ce7">
            <text:p>53.008,39</text:p>
          </table:table-cell>
          <table:table-cell table:number-columns-repeated="16364"/>
        </table:table-row>
        <table:table-row table:style-name="ro6">
          <table:table-cell office:value-type="float" office:value="11121" table:style-name="ce5">
            <text:p>11121</text:p>
          </table:table-cell>
          <table:table-cell office:value-type="string" table:style-name="ce6">
            <text:p><text:span text:style-name="T5">COSMO LIMA DE SOUZ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2 PROCURADORIA DE JUSTICA CIVE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3279.13" table:style-name="ce7">
            <text:p>23.279,13</text:p>
          </table:table-cell>
          <table:table-cell office:value-type="float" office:value="64060.68" table:style-name="ce7">
            <text:p>64.060,68</text:p>
          </table:table-cell>
          <table:table-cell office:value-type="float" office:value="4964.71" table:style-name="ce7">
            <text:p>4.964,71</text:p>
          </table:table-cell>
          <table:table-cell office:value-type="float" office:value="8083.4" table:style-name="ce7">
            <text:p>8.083,40</text:p>
          </table:table-cell>
          <table:table-cell office:value-type="float" office:value="1488.23" table:style-name="ce7">
            <text:p>1.488,23</text:p>
          </table:table-cell>
          <table:table-cell office:value-type="float" office:value="8211.2999999999993" table:style-name="ce7">
            <text:p>8.211,30</text:p>
          </table:table-cell>
          <table:table-cell office:value-type="float" office:value="22747.64" table:style-name="ce7">
            <text:p>22.747,64</text:p>
          </table:table-cell>
          <table:table-cell office:value-type="float" office:value="41313.040000000001" table:style-name="ce7">
            <text:p>41.313,04</text:p>
          </table:table-cell>
          <table:table-cell table:number-columns-repeated="16364"/>
        </table:table-row>
        <table:table-row table:style-name="ro6">
          <table:table-cell office:value-type="float" office:value="5784" table:style-name="ce5">
            <text:p>5784</text:p>
          </table:table-cell>
          <table:table-cell office:value-type="string" table:style-name="ce6">
            <text:p><text:span text:style-name="T5">DAISSON GOMES TELES</text:span></text:p>
          </table:table-cell>
          <table:table-cell office:value-type="string" table:style-name="ce6">
            <text:p><text:span text:style-name="T5">PROMOTOR DE JUSTICA SUBSTITUTO</text:span></text:p>
          </table:table-cell>
          <table:table-cell office:value-type="string" table:style-name="ce6">
            <text:p><text:span text:style-name="T5">2 PROM JUST ESP DE DEFESA DO PATRIM PUBLIC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8258.410000000003" table:style-name="ce7">
            <text:p>38.258,41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7157.41" table:style-name="ce7">
            <text:p>7.157,41</text:p>
          </table:table-cell>
          <table:table-cell office:value-type="float" office:value="0" table:style-name="ce7">
            <text:p>0,00</text:p>
          </table:table-cell>
          <table:table-cell office:value-type="float" office:value="4606.6499999999996" table:style-name="ce7">
            <text:p>4.606,65</text:p>
          </table:table-cell>
          <table:table-cell office:value-type="float" office:value="16020.67" table:style-name="ce7">
            <text:p>16.020,67</text:p>
          </table:table-cell>
          <table:table-cell office:value-type="float" office:value="22237.74" table:style-name="ce7">
            <text:p>22.237,74</text:p>
          </table:table-cell>
          <table:table-cell table:number-columns-repeated="16364"/>
        </table:table-row>
        <table:table-row table:style-name="ro6">
          <table:table-cell office:value-type="float" office:value="13501" table:style-name="ce5">
            <text:p>13501</text:p>
          </table:table-cell>
          <table:table-cell office:value-type="string" table:style-name="ce6">
            <text:p><text:span text:style-name="T5">DANILO LOVISARO DO NASCIMENTO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2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8731.84" table:style-name="ce7">
            <text:p>8.731,8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4832.86" table:style-name="ce7">
            <text:p>54.832,86</text:p>
          </table:table-cell>
          <table:table-cell office:value-type="float" office:value="104346.25" table:style-name="ce7">
            <text:p>104.346,25</text:p>
          </table:table-cell>
          <table:table-cell office:value-type="float" office:value="4964.71" table:style-name="ce7">
            <text:p>4.964,71</text:p>
          </table:table-cell>
          <table:table-cell office:value-type="float" office:value="10102.91" table:style-name="ce7">
            <text:p>10.102,91</text:p>
          </table:table-cell>
          <table:table-cell office:value-type="float" office:value="1488.23" table:style-name="ce7">
            <text:p>1.488,23</text:p>
          </table:table-cell>
          <table:table-cell office:value-type="float" office:value="16210.53" table:style-name="ce7">
            <text:p>16.210,53</text:p>
          </table:table-cell>
          <table:table-cell office:value-type="float" office:value="32766.38" table:style-name="ce7">
            <text:p>32.766,38</text:p>
          </table:table-cell>
          <table:table-cell office:value-type="float" office:value="71579.87" table:style-name="ce7">
            <text:p>71.579,87</text:p>
          </table:table-cell>
          <table:table-cell table:number-columns-repeated="16364"/>
        </table:table-row>
        <table:table-row table:style-name="ro6">
          <table:table-cell office:value-type="float" office:value="37271" table:style-name="ce5">
            <text:p>37271</text:p>
          </table:table-cell>
          <table:table-cell office:value-type="string" table:style-name="ce6">
            <text:p><text:span text:style-name="T5">DAYAN MOREIRA ALBUQUERQUE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9579.800000000003" table:style-name="ce7">
            <text:p>39.579,80</text:p>
          </table:table-cell>
          <table:table-cell office:value-type="float" office:value="78322.28" table:style-name="ce7">
            <text:p>78.322,28</text:p>
          </table:table-cell>
          <table:table-cell office:value-type="float" office:value="4716.47" table:style-name="ce7">
            <text:p>4.716,47</text:p>
          </table:table-cell>
          <table:table-cell office:value-type="float" office:value="6570.27" table:style-name="ce7">
            <text:p>6.570,27</text:p>
          </table:table-cell>
          <table:table-cell office:value-type="float" office:value="0" table:style-name="ce7">
            <text:p>0,00</text:p>
          </table:table-cell>
          <table:table-cell office:value-type="float" office:value="10467.89" table:style-name="ce7">
            <text:p>10.467,89</text:p>
          </table:table-cell>
          <table:table-cell office:value-type="float" office:value="21754.63" table:style-name="ce7">
            <text:p>21.754,63</text:p>
          </table:table-cell>
          <table:table-cell office:value-type="float" office:value="56567.65" table:style-name="ce7">
            <text:p>56.567,65</text:p>
          </table:table-cell>
          <table:table-cell table:number-columns-repeated="16364"/>
        </table:table-row>
        <table:table-row table:style-name="ro6">
          <table:table-cell office:value-type="float" office:value="43831" table:style-name="ce5">
            <text:p>43831</text:p>
          </table:table-cell>
          <table:table-cell office:value-type="string" table:style-name="ce6">
            <text:p><text:span text:style-name="T5">DIANA SORAIA TABALIPA PIMENTEL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16573.169999999998" table:style-name="ce7">
            <text:p>16.573,17</text:p>
          </table:table-cell>
          <table:table-cell office:value-type="float" office:value="27311.33" table:style-name="ce7">
            <text:p>27.311,33</text:p>
          </table:table-cell>
          <table:table-cell table:number-columns-repeated="16364"/>
        </table:table-row>
        <table:table-row table:style-name="ro6">
          <table:table-cell office:value-type="float" office:value="43722" table:style-name="ce5">
            <text:p>43722</text:p>
          </table:table-cell>
          <table:table-cell office:value-type="string" table:style-name="ce6">
            <text:p><text:span text:style-name="T5">DULCE HELENA DE FREITAS FRANC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3 PROMOTORIA DE JUST CRIMINAL <text:s/>VIOL DOM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5087.96" table:style-name="ce7">
            <text:p>35.087,96</text:p>
          </table:table-cell>
          <table:table-cell office:value-type="float" office:value="68777.070000000007" table:style-name="ce7">
            <text:p>68.777,07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56962.48" table:style-name="ce7">
            <text:p>56.962,48</text:p>
          </table:table-cell>
          <table:table-cell table:number-columns-repeated="16364"/>
        </table:table-row>
        <table:table-row table:style-name="ro6">
          <table:table-cell office:value-type="float" office:value="13841" table:style-name="ce5">
            <text:p>13841</text:p>
          </table:table-cell>
          <table:table-cell office:value-type="string" table:style-name="ce6">
            <text:p><text:span text:style-name="T5">EFRAIN ENRIQUE MENDOZA MENDIVIL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6 PROM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2571.71" table:style-name="ce7">
            <text:p>22.571,71</text:p>
          </table:table-cell>
          <table:table-cell office:value-type="float" office:value="0" table:style-name="ce7">
            <text:p>0,00</text:p>
          </table:table-cell>
          <table:table-cell office:value-type="float" office:value="14968.45" table:style-name="ce7">
            <text:p>14.968,45</text:p>
          </table:table-cell>
          <table:table-cell office:value-type="float" office:value="38943.43" table:style-name="ce7">
            <text:p>38.943,43</text:p>
          </table:table-cell>
          <table:table-cell office:value-type="float" office:value="110172.7" table:style-name="ce7">
            <text:p>110.172,70</text:p>
          </table:table-cell>
          <table:table-cell office:value-type="float" office:value="6788.47" table:style-name="ce7">
            <text:p>6.788,47</text:p>
          </table:table-cell>
          <table:table-cell office:value-type="float" office:value="13638.89" table:style-name="ce7">
            <text:p>13.638,89</text:p>
          </table:table-cell>
          <table:table-cell office:value-type="float" office:value="0" table:style-name="ce7">
            <text:p>0,00</text:p>
          </table:table-cell>
          <table:table-cell office:value-type="float" office:value="5617.92" table:style-name="ce7">
            <text:p>5.617,92</text:p>
          </table:table-cell>
          <table:table-cell office:value-type="float" office:value="26045.279999999999" table:style-name="ce7">
            <text:p>26.045,28</text:p>
          </table:table-cell>
          <table:table-cell office:value-type="float" office:value="84127.42" table:style-name="ce7">
            <text:p>84.127,42</text:p>
          </table:table-cell>
          <table:table-cell table:number-columns-repeated="16364"/>
        </table:table-row>
        <table:table-row table:style-name="ro6">
          <table:table-cell office:value-type="float" office:value="43742" table:style-name="ce5">
            <text:p>43742</text:p>
          </table:table-cell>
          <table:table-cell office:value-type="string" table:style-name="ce6">
            <text:p><text:span text:style-name="T5">ELIANE MISAE KINOSHIT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IVEL DE SENADOR GUIOMARD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45.98" table:style-name="ce7">
            <text:p>7.045,98</text:p>
          </table:table-cell>
          <table:table-cell office:value-type="float" office:value="0" table:style-name="ce7">
            <text:p>0,00</text:p>
          </table:table-cell>
          <table:table-cell office:value-type="float" office:value="2081.71" table:style-name="ce7">
            <text:p>2.081,71</text:p>
          </table:table-cell>
          <table:table-cell office:value-type="float" office:value="13844.16" table:style-name="ce7">
            <text:p>13.844,16</text:p>
          </table:table-cell>
          <table:table-cell office:value-type="float" office:value="24986.97" table:style-name="ce7">
            <text:p>24.986,97</text:p>
          </table:table-cell>
          <table:table-cell table:number-columns-repeated="16364"/>
        </table:table-row>
        <table:table-row table:style-name="ro6">
          <table:table-cell office:value-type="float" office:value="49421" table:style-name="ce5">
            <text:p>49421</text:p>
          </table:table-cell>
          <table:table-cell office:value-type="string" table:style-name="ce6">
            <text:p><text:span text:style-name="T5">ERICK CAVALCANTI LINHARES LIMA</text:span></text:p>
          </table:table-cell>
          <table:table-cell office:value-type="string" table:style-name="ce6">
            <text:p><text:span text:style-name="T5">INTEG DO QUADRO DE OUTRO ORGAO</text:span></text:p>
          </table:table-cell>
          <table:table-cell office:value-type="string" table:style-name="ce6">
            <text:p><text:span text:style-name="T5">PROCURADORIA GERAL DE JUSTIC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000" table:style-name="ce7">
            <text:p>5.000,00</text:p>
          </table:table-cell>
          <table:table-cell office:value-type="float" office:value="0" table:style-name="ce7">
            <text:p>0,00</text:p>
          </table:table-cell>
          <table:table-cell office:value-type="float" office:value="5000" table:style-name="ce7">
            <text:p>5.000,00</text:p>
          </table:table-cell>
          <table:table-cell office:value-type="float" office:value="700" table:style-name="ce7">
            <text:p>700,00</text:p>
          </table:table-cell>
          <table:table-cell office:value-type="float" office:value="331.37" table:style-name="ce7">
            <text:p>331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031.3699999999999" table:style-name="ce7">
            <text:p>1.031,37</text:p>
          </table:table-cell>
          <table:table-cell office:value-type="float" office:value="3968.63" table:style-name="ce7">
            <text:p>3.968,63</text:p>
          </table:table-cell>
          <table:table-cell table:number-columns-repeated="16364"/>
        </table:table-row>
        <table:table-row table:style-name="ro6">
          <table:table-cell office:value-type="float" office:value="46023" table:style-name="ce5">
            <text:p>46023</text:p>
          </table:table-cell>
          <table:table-cell office:value-type="string" table:style-name="ce6">
            <text:p><text:span text:style-name="T5">FERNANDO HENRIQUE SANTOS TERR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2 PROMOTORIA CRIMINAL DE CRUZEIRO DO SU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6613.03" table:style-name="ce7">
            <text:p>6.613,03</text:p>
          </table:table-cell>
          <table:table-cell office:value-type="float" office:value="18427.62" table:style-name="ce7">
            <text:p>18.427,62</text:p>
          </table:table-cell>
          <table:table-cell office:value-type="float" office:value="20403.509999999998" table:style-name="ce7">
            <text:p>20.403,51</text:p>
          </table:table-cell>
          <table:table-cell table:number-columns-repeated="16364"/>
        </table:table-row>
        <table:table-row table:style-name="ro6">
          <table:table-cell office:value-type="float" office:value="44341" table:style-name="ce5">
            <text:p>44341</text:p>
          </table:table-cell>
          <table:table-cell office:value-type="string" table:style-name="ce6">
            <text:p><text:span text:style-name="T5">FERNANDO REGIS CEMBRANEL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RIMINAL DE BRASILE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5087.96" table:style-name="ce7">
            <text:p>35.087,96</text:p>
          </table:table-cell>
          <table:table-cell office:value-type="float" office:value="68777.070000000007" table:style-name="ce7">
            <text:p>68.777,07</text:p>
          </table:table-cell>
          <table:table-cell office:value-type="float" office:value="4716.47" table:style-name="ce7">
            <text:p>4.716,47</text:p>
          </table:table-cell>
          <table:table-cell office:value-type="float" office:value="6889.57" table:style-name="ce7">
            <text:p>6.889,57</text:p>
          </table:table-cell>
          <table:table-cell office:value-type="float" office:value="0" table:style-name="ce7">
            <text:p>0,00</text:p>
          </table:table-cell>
          <table:table-cell office:value-type="float" office:value="9714.56" table:style-name="ce7">
            <text:p>9.714,56</text:p>
          </table:table-cell>
          <table:table-cell office:value-type="float" office:value="21320.6" table:style-name="ce7">
            <text:p>21.320,60</text:p>
          </table:table-cell>
          <table:table-cell office:value-type="float" office:value="47456.47" table:style-name="ce7">
            <text:p>47.456,47</text:p>
          </table:table-cell>
          <table:table-cell table:number-columns-repeated="16364"/>
        </table:table-row>
        <table:table-row table:style-name="ro6">
          <table:table-cell office:value-type="float" office:value="10821" table:style-name="ce5">
            <text:p>10821</text:p>
          </table:table-cell>
          <table:table-cell office:value-type="string" table:style-name="ce6">
            <text:p><text:span text:style-name="T5">FLAVIO AUGUSTO SIQUEIRA DE OLIVEIR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5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2454.1999999999998" table:style-name="ce7">
            <text:p>2.454,2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4408.24" table:style-name="ce7">
            <text:p>14.408,24</text:p>
          </table:table-cell>
          <table:table-cell office:value-type="float" office:value="5308.3" table:style-name="ce7">
            <text:p>5.308,30</text:p>
          </table:table-cell>
          <table:table-cell office:value-type="float" office:value="0" table:style-name="ce7">
            <text:p>0,00</text:p>
          </table:table-cell>
          <table:table-cell office:value-type="float" office:value="34135.81" table:style-name="ce7">
            <text:p>34.135,81</text:p>
          </table:table-cell>
          <table:table-cell office:value-type="float" office:value="91768.77" table:style-name="ce7">
            <text:p>91.768,77</text:p>
          </table:table-cell>
          <table:table-cell office:value-type="float" office:value="5308.29" table:style-name="ce7">
            <text:p>5.308,29</text:p>
          </table:table-cell>
          <table:table-cell office:value-type="float" office:value="12442.02" table:style-name="ce7">
            <text:p>12.442,02</text:p>
          </table:table-cell>
          <table:table-cell office:value-type="float" office:value="0" table:style-name="ce7">
            <text:p>0,00</text:p>
          </table:table-cell>
          <table:table-cell office:value-type="float" office:value="23413.52" table:style-name="ce7">
            <text:p>23.413,52</text:p>
          </table:table-cell>
          <table:table-cell office:value-type="float" office:value="41163.83" table:style-name="ce7">
            <text:p>41.163,83</text:p>
          </table:table-cell>
          <table:table-cell office:value-type="float" office:value="50604.94" table:style-name="ce7">
            <text:p>50.604,94</text:p>
          </table:table-cell>
          <table:table-cell table:number-columns-repeated="16364"/>
        </table:table-row>
        <table:table-row table:style-name="ro6">
          <table:table-cell office:value-type="float" office:value="43752" table:style-name="ce5">
            <text:p>43752</text:p>
          </table:table-cell>
          <table:table-cell office:value-type="string" table:style-name="ce6">
            <text:p><text:span text:style-name="T5">FLAVIO BUSSAB DELLA LIBERA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DE JUSTICA CUMULATIVA DE PORTO ACR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8534.57" table:style-name="ce7">
            <text:p>8.534,5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526.6799999999998" table:style-name="ce7">
            <text:p>2.526,68</text:p>
          </table:table-cell>
          <table:table-cell office:value-type="float" office:value="17897.650000000001" table:style-name="ce7">
            <text:p>17.897,65</text:p>
          </table:table-cell>
          <table:table-cell office:value-type="float" office:value="28958.9" table:style-name="ce7">
            <text:p>28.958,90</text:p>
          </table:table-cell>
          <table:table-cell office:value-type="float" office:value="1194.83" table:style-name="ce7">
            <text:p>1.194,83</text:p>
          </table:table-cell>
          <table:table-cell office:value-type="float" office:value="1739.63" table:style-name="ce7">
            <text:p>1.739,63</text:p>
          </table:table-cell>
          <table:table-cell office:value-type="float" office:value="0" table:style-name="ce7">
            <text:p>0,00</text:p>
          </table:table-cell>
          <table:table-cell office:value-type="float" office:value="7051.62" table:style-name="ce7">
            <text:p>7.051,62</text:p>
          </table:table-cell>
          <table:table-cell office:value-type="float" office:value="9986.08" table:style-name="ce7">
            <text:p>9.986,08</text:p>
          </table:table-cell>
          <table:table-cell office:value-type="float" office:value="18972.82" table:style-name="ce7">
            <text:p>18.972,82</text:p>
          </table:table-cell>
          <table:table-cell table:number-columns-repeated="16364"/>
        </table:table-row>
        <table:table-row table:style-name="ro6">
          <table:table-cell office:value-type="float" office:value="13761" table:style-name="ce5">
            <text:p>13761</text:p>
          </table:table-cell>
          <table:table-cell office:value-type="string" table:style-name="ce6">
            <text:p><text:span text:style-name="T5">FRANCISCO JOSE MAIA GUEDE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 ESP DE DEF CRIANCA E ADOLESCENT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972.639999999999" table:style-name="ce7">
            <text:p>28.972,6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19853.37" table:style-name="ce7">
            <text:p>19.853,37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92373.62" table:style-name="ce7">
            <text:p>92.373,62</text:p>
          </table:table-cell>
          <table:table-cell office:value-type="float" office:value="6788.47" table:style-name="ce7">
            <text:p>6.788,47</text:p>
          </table:table-cell>
          <table:table-cell office:value-type="float" office:value="17862.38" table:style-name="ce7">
            <text:p>17.862,38</text:p>
          </table:table-cell>
          <table:table-cell office:value-type="float" office:value="0" table:style-name="ce7">
            <text:p>0,00</text:p>
          </table:table-cell>
          <table:table-cell office:value-type="float" office:value="8075.21" table:style-name="ce7">
            <text:p>8.075,21</text:p>
          </table:table-cell>
          <table:table-cell office:value-type="float" office:value="32726.06" table:style-name="ce7">
            <text:p>32.726,06</text:p>
          </table:table-cell>
          <table:table-cell office:value-type="float" office:value="59647.56" table:style-name="ce7">
            <text:p>59.647,56</text:p>
          </table:table-cell>
          <table:table-cell table:number-columns-repeated="16364"/>
        </table:table-row>
        <table:table-row table:style-name="ro6">
          <table:table-cell office:value-type="float" office:value="36891" table:style-name="ce5">
            <text:p>36891</text:p>
          </table:table-cell>
          <table:table-cell office:value-type="string" table:style-name="ce6">
            <text:p><text:span text:style-name="T5">FRANCISCO JOSE NUNES CAVALCANTE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1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2459.41" table:style-name="ce7">
            <text:p>22.459,4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61290.54" table:style-name="ce7">
            <text:p>61.290,54</text:p>
          </table:table-cell>
          <table:table-cell office:value-type="float" office:value="4716.47" table:style-name="ce7">
            <text:p>4.716,47</text:p>
          </table:table-cell>
          <table:table-cell office:value-type="float" office:value="11222.92" table:style-name="ce7">
            <text:p>11.222,92</text:p>
          </table:table-cell>
          <table:table-cell office:value-type="float" office:value="0" table:style-name="ce7">
            <text:p>0,00</text:p>
          </table:table-cell>
          <table:table-cell office:value-type="float" office:value="9513.49" table:style-name="ce7">
            <text:p>9.513,49</text:p>
          </table:table-cell>
          <table:table-cell office:value-type="float" office:value="25452.880000000001" table:style-name="ce7">
            <text:p>25.452,88</text:p>
          </table:table-cell>
          <table:table-cell office:value-type="float" office:value="35837.660000000003" table:style-name="ce7">
            <text:p>35.837,66</text:p>
          </table:table-cell>
          <table:table-cell table:number-columns-repeated="16364"/>
        </table:table-row>
        <table:table-row table:style-name="ro6">
          <table:table-cell office:value-type="float" office:value="6631" table:style-name="ce5">
            <text:p>6631</text:p>
          </table:table-cell>
          <table:table-cell office:value-type="string" table:style-name="ce6">
            <text:p><text:span text:style-name="T5">GETULIO BARBOSA DE ANDRADE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7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1957.9" table:style-name="ce7">
            <text:p>1.957,9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3545.86" table:style-name="ce7">
            <text:p>13.545,86</text:p>
          </table:table-cell>
          <table:table-cell office:value-type="float" office:value="4990.58" table:style-name="ce7">
            <text:p>4.990,58</text:p>
          </table:table-cell>
          <table:table-cell office:value-type="float" office:value="0" table:style-name="ce7">
            <text:p>0,00</text:p>
          </table:table-cell>
          <table:table-cell office:value-type="float" office:value="41264.370000000003" table:style-name="ce7">
            <text:p>41.264,37</text:p>
          </table:table-cell>
          <table:table-cell office:value-type="float" office:value="95447.82" table:style-name="ce7">
            <text:p>95.447,82</text:p>
          </table:table-cell>
          <table:table-cell office:value-type="float" office:value="4990.58" table:style-name="ce7">
            <text:p>4.990,58</text:p>
          </table:table-cell>
          <table:table-cell office:value-type="float" office:value="10122.83" table:style-name="ce7">
            <text:p>10.122,83</text:p>
          </table:table-cell>
          <table:table-cell office:value-type="float" office:value="0" table:style-name="ce7">
            <text:p>0,00</text:p>
          </table:table-cell>
          <table:table-cell office:value-type="float" office:value="12770.11" table:style-name="ce7">
            <text:p>12.770,11</text:p>
          </table:table-cell>
          <table:table-cell office:value-type="float" office:value="27883.52" table:style-name="ce7">
            <text:p>27.883,52</text:p>
          </table:table-cell>
          <table:table-cell office:value-type="float" office:value="67564.3" table:style-name="ce7">
            <text:p>67.564,30</text:p>
          </table:table-cell>
          <table:table-cell table:number-columns-repeated="16364"/>
        </table:table-row>
        <table:table-row table:style-name="ro6">
          <table:table-cell office:value-type="float" office:value="7361" table:style-name="ce5">
            <text:p>7361</text:p>
          </table:table-cell>
          <table:table-cell office:value-type="string" table:style-name="ce6">
            <text:p><text:span text:style-name="T5">GILCELY EVANGELISTA DE ARAUJO SOUZ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9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26195.54" table:style-name="ce7">
            <text:p>26.195,5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72296.42" table:style-name="ce7">
            <text:p>72.296,42</text:p>
          </table:table-cell>
          <table:table-cell office:value-type="float" office:value="4964.71" table:style-name="ce7">
            <text:p>4.964,71</text:p>
          </table:table-cell>
          <table:table-cell office:value-type="float" office:value="11634.81" table:style-name="ce7">
            <text:p>11.634,81</text:p>
          </table:table-cell>
          <table:table-cell office:value-type="float" office:value="1488.23" table:style-name="ce7">
            <text:p>1.488,23</text:p>
          </table:table-cell>
          <table:table-cell office:value-type="float" office:value="23177.15" table:style-name="ce7">
            <text:p>23.177,15</text:p>
          </table:table-cell>
          <table:table-cell office:value-type="float" office:value="41264.9" table:style-name="ce7">
            <text:p>41.264,90</text:p>
          </table:table-cell>
          <table:table-cell office:value-type="float" office:value="31031.52" table:style-name="ce7">
            <text:p>31.031,52</text:p>
          </table:table-cell>
          <table:table-cell table:number-columns-repeated="16364"/>
        </table:table-row>
        <table:table-row table:style-name="ro6">
          <table:table-cell office:value-type="float" office:value="781" table:style-name="ce16">
            <text:p>781</text:p>
          </table:table-cell>
          <table:table-cell office:value-type="string" table:style-name="ce16">
            <text:p>GISELLE MUBARAC DETONI</text:p>
          </table:table-cell>
          <table:table-cell office:value-type="string" table:style-name="ce16">
            <text:p>PROCURADOR DE JUSTICA</text:p>
          </table:table-cell>
          <table:table-cell office:value-type="string" table:style-name="ce16">
            <text:p>1 PROCURADORIA DE JUSTICA CRIMINAL</text:p>
          </table:table-cell>
          <table:table-cell office:value-type="string" table:style-name="ce16">
            <text:p>MEMBROS PROCURADORES</text:p>
          </table:table-cell>
          <table:table-cell office:value-type="float" office:value="35462.22" table:style-name="ce17">
            <text:p><text:s/>35.462,22<text:s/></text:p>
          </table:table-cell>
          <table:table-cell office:value-type="float" office:value="0" table:style-name="ce18">
            <text:p>0,00</text:p>
          </table:table-cell>
          <table:table-cell office:value-type="float" office:value="0" table:style-name="ce18">
            <text:p>0,00</text:p>
          </table:table-cell>
          <table:table-cell office:value-type="float" office:value="0" table:style-name="ce18">
            <text:p>0,00</text:p>
          </table:table-cell>
          <table:table-cell office:value-type="float" office:value="0" table:style-name="ce18">
            <text:p>0,00</text:p>
          </table:table-cell>
          <table:table-cell office:value-type="float" office:value="4964.71" table:style-name="ce17">
            <text:p><text:s/>4.964,71<text:s/></text:p>
          </table:table-cell>
          <table:table-cell office:value-type="float" office:value="16300" table:style-name="ce17">
            <text:p><text:s/>16.300,00<text:s/></text:p>
          </table:table-cell>
          <table:table-cell office:value-type="float" office:value="5319.33" table:style-name="ce17">
            <text:p><text:s/>5.319,33<text:s/></text:p>
          </table:table-cell>
          <table:table-cell office:value-type="float" office:value="62046.26" table:style-name="ce17">
            <text:p><text:s/>62.046,26<text:s/></text:p>
          </table:table-cell>
          <table:table-cell office:value-type="float" office:value="7036.71" table:style-name="ce19">
            <text:p><text:s/>7.036,71<text:s/></text:p>
          </table:table-cell>
          <table:table-cell office:value-type="float" office:value="11513.59" table:style-name="ce19">
            <text:p><text:s/>11.513,59<text:s/></text:p>
          </table:table-cell>
          <table:table-cell office:value-type="float" office:value="0" table:style-name="ce20">
            <text:p>0,00</text:p>
          </table:table-cell>
          <table:table-cell office:value-type="float" office:value="4078.15" table:style-name="ce19">
            <text:p><text:s/>4.078,15<text:s/></text:p>
          </table:table-cell>
          <table:table-cell office:value-type="float" office:value="22628.45" table:style-name="ce17">
            <text:p><text:s/>22.628,45<text:s/></text:p>
          </table:table-cell>
          <table:table-cell office:value-type="float" office:value="39417.81" table:style-name="ce17">
            <text:p><text:s/>39.417,81<text:s/></text:p>
          </table:table-cell>
          <table:table-cell table:number-columns-repeated="16364"/>
        </table:table-row>
        <table:table-row table:style-name="ro6">
          <table:table-cell office:value-type="float" office:value="41061" table:style-name="ce5">
            <text:p>41061</text:p>
          </table:table-cell>
          <table:table-cell office:value-type="string" table:style-name="ce6">
            <text:p><text:span text:style-name="T5">GLAUCIO NEY SHIROMA OSHIR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ESPEC DE DEFESA DA SAUD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6993.84" table:style-name="ce7">
            <text:p>6.993,84</text:p>
          </table:table-cell>
          <table:table-cell office:value-type="float" office:value="0" table:style-name="ce7">
            <text:p>0,00</text:p>
          </table:table-cell>
          <table:table-cell office:value-type="float" office:value="4934.3900000000003" table:style-name="ce7">
            <text:p>4.934,39</text:p>
          </table:table-cell>
          <table:table-cell office:value-type="float" office:value="16644.7" table:style-name="ce7">
            <text:p>16.644,70</text:p>
          </table:table-cell>
          <table:table-cell office:value-type="float" office:value="22186.43" table:style-name="ce7">
            <text:p>22.186,43</text:p>
          </table:table-cell>
          <table:table-cell table:number-columns-repeated="16364"/>
        </table:table-row>
        <table:table-row table:style-name="ro6">
          <table:table-cell office:value-type="float" office:value="43772" table:style-name="ce5">
            <text:p>43772</text:p>
          </table:table-cell>
          <table:table-cell office:value-type="string" table:style-name="ce6">
            <text:p><text:span text:style-name="T5">ILDON MAXIMIANO PERES NET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0 PROMOTORIA DE JUSTICA CRIMINAL<text:s/>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12914.16" table:style-name="ce7">
            <text:p>12.914,1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56798.66" table:style-name="ce7">
            <text:p>56.798,66</text:p>
          </table:table-cell>
          <table:table-cell office:value-type="float" office:value="4716.47" table:style-name="ce7">
            <text:p>4.716,47</text:p>
          </table:table-cell>
          <table:table-cell office:value-type="float" office:value="8644.32" table:style-name="ce7">
            <text:p>8.644,32</text:p>
          </table:table-cell>
          <table:table-cell office:value-type="float" office:value="0" table:style-name="ce7">
            <text:p>0,00</text:p>
          </table:table-cell>
          <table:table-cell office:value-type="float" office:value="12787.05" table:style-name="ce7">
            <text:p>12.787,05</text:p>
          </table:table-cell>
          <table:table-cell office:value-type="float" office:value="26147.84" table:style-name="ce7">
            <text:p>26.147,84</text:p>
          </table:table-cell>
          <table:table-cell office:value-type="float" office:value="30650.82" table:style-name="ce7">
            <text:p>30.650,82</text:p>
          </table:table-cell>
          <table:table-cell table:number-columns-repeated="16364"/>
        </table:table-row>
        <table:table-row table:style-name="ro6">
          <table:table-cell office:value-type="float" office:value="43762" table:style-name="ce5">
            <text:p>43762</text:p>
          </table:table-cell>
          <table:table-cell office:value-type="string" table:style-name="ce6">
            <text:p><text:span text:style-name="T5">IVERSON RODRIGO MONTEIRO CERQUEIRA BUEN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EF DO MEIO AMBIENTE DO JURU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35.66" table:style-name="ce7">
            <text:p>8.435,66</text:p>
          </table:table-cell>
          <table:table-cell office:value-type="float" office:value="0" table:style-name="ce7">
            <text:p>0,00</text:p>
          </table:table-cell>
          <table:table-cell office:value-type="float" office:value="4684.3900000000003" table:style-name="ce7">
            <text:p>4.684,39</text:p>
          </table:table-cell>
          <table:table-cell office:value-type="float" office:value="17836.52" table:style-name="ce7">
            <text:p>17.836,52</text:p>
          </table:table-cell>
          <table:table-cell office:value-type="float" office:value="26047.98" table:style-name="ce7">
            <text:p>26.047,98</text:p>
          </table:table-cell>
          <table:table-cell table:number-columns-repeated="16364"/>
        </table:table-row>
        <table:table-row table:style-name="ro6">
          <table:table-cell office:value-type="float" office:value="36621" table:style-name="ce5">
            <text:p>36621</text:p>
          </table:table-cell>
          <table:table-cell office:value-type="string" table:style-name="ce6">
            <text:p><text:span text:style-name="T5">JOANA D ARC DIAS MARTIN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2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2459.4" table:style-name="ce7">
            <text:p>22.459,4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5087.96" table:style-name="ce7">
            <text:p>35.087,96</text:p>
          </table:table-cell>
          <table:table-cell office:value-type="float" office:value="91236.47" table:style-name="ce7">
            <text:p>91.236,47</text:p>
          </table:table-cell>
          <table:table-cell office:value-type="float" office:value="4716.47" table:style-name="ce7">
            <text:p>4.716,47</text:p>
          </table:table-cell>
          <table:table-cell office:value-type="float" office:value="9476.9599999999991" table:style-name="ce7">
            <text:p>9.476,96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8067.68" table:style-name="ce7">
            <text:p>18.067,68</text:p>
          </table:table-cell>
          <table:table-cell office:value-type="float" office:value="73168.789999999994" table:style-name="ce7">
            <text:p>73.168,79</text:p>
          </table:table-cell>
          <table:table-cell table:number-columns-repeated="16364"/>
        </table:table-row>
        <table:table-row table:style-name="ro6">
          <table:table-cell office:value-type="float" office:value="7441" table:style-name="ce13">
            <text:p>7441</text:p>
          </table:table-cell>
          <table:table-cell office:value-type="string" table:style-name="ce13">
            <text:p>JOAO MARQUES PIRES</text:p>
          </table:table-cell>
          <table:table-cell office:value-type="string" table:style-name="ce13">
            <text:p>PROCURADOR DE JUSTICA</text:p>
          </table:table-cell>
          <table:table-cell office:value-type="string" table:style-name="ce13">
            <text:p>5 PROCURADORIA DE JUSTICA CIVEL</text:p>
          </table:table-cell>
          <table:table-cell office:value-type="string" table:style-name="ce13">
            <text:p>MEMBROS PROCURADORES</text:p>
          </table:table-cell>
          <table:table-cell office:value-type="float" office:value="35462.22" table:style-name="ce14">
            <text:p><text:s/>35.462,22<text:s/></text:p>
          </table:table-cell>
          <table:table-cell office:value-type="float" office:value="0" table:style-name="ce12">
            <text:p>0,00</text:p>
          </table:table-cell>
          <table:table-cell office:value-type="float" office:value="7092.44" table:style-name="ce14">
            <text:p><text:s/>7.092,44<text:s/></text:p>
          </table:table-cell>
          <table:table-cell office:value-type="float" office:value="0" table:style-name="ce12">
            <text:p>0,00</text:p>
          </table:table-cell>
          <table:table-cell office:value-type="float" office:value="0" table:style-name="ce12">
            <text:p>0,00</text:p>
          </table:table-cell>
          <table:table-cell office:value-type="float" office:value="4964.71" table:style-name="ce14">
            <text:p><text:s/>4.964,71<text:s/></text:p>
          </table:table-cell>
          <table:table-cell office:value-type="float" office:value="0" table:style-name="ce12">
            <text:p>0,00</text:p>
          </table:table-cell>
          <table:table-cell office:value-type="float" office:value="5319.33" table:style-name="ce14">
            <text:p><text:s/>5.319,33<text:s/></text:p>
          </table:table-cell>
          <table:table-cell office:value-type="float" office:value="52838.7" table:style-name="ce14">
            <text:p><text:s/>52.838,70<text:s/></text:p>
          </table:table-cell>
          <table:table-cell office:value-type="float" office:value="4964.71" table:style-name="ce15">
            <text:p><text:s/>4.964,71<text:s/></text:p>
          </table:table-cell>
          <table:table-cell office:value-type="float" office:value="9430.42" table:style-name="ce15">
            <text:p><text:s/>9.430,42<text:s/></text:p>
          </table:table-cell>
          <table:table-cell office:value-type="float" office:value="3261.34" table:style-name="ce15">
            <text:p><text:s/>3.261,34<text:s/></text:p>
          </table:table-cell>
          <table:table-cell office:value-type="float" office:value="10128.73" table:style-name="ce15">
            <text:p><text:s/>10.128,73<text:s/></text:p>
          </table:table-cell>
          <table:table-cell office:value-type="float" office:value="27785.200000000001" table:style-name="ce14">
            <text:p><text:s/>27.785,20<text:s/></text:p>
          </table:table-cell>
          <table:table-cell office:value-type="float" office:value="25053.5" table:style-name="ce14">
            <text:p><text:s/>25.053,50<text:s/></text:p>
          </table:table-cell>
          <table:table-cell table:number-columns-repeated="16364"/>
        </table:table-row>
        <table:table-row table:style-name="ro6">
          <table:table-cell office:value-type="float" office:value="56201" table:style-name="ce5">
            <text:p>56201</text:p>
          </table:table-cell>
          <table:table-cell office:value-type="string" table:style-name="ce6">
            <text:p><text:span text:style-name="T5">JOSE LUCIVAN NERY DE LIMA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CRIMINAL DE PLACIDO DE CASTR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2038.03" table:style-name="ce7">
            <text:p>172.038,03</text:p>
          </table:table-cell>
          <table:table-cell office:value-type="float" office:value="205482.89" table:style-name="ce7">
            <text:p>205.482,89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7001" table:style-name="ce7">
            <text:p>7.001,00</text:p>
          </table:table-cell>
          <table:table-cell office:value-type="float" office:value="0" table:style-name="ce7">
            <text:p>0,00</text:p>
          </table:table-cell>
          <table:table-cell office:value-type="float" office:value="6697.88" table:style-name="ce7">
            <text:p>6.697,88</text:p>
          </table:table-cell>
          <table:table-cell office:value-type="float" office:value="17955.490000000002" table:style-name="ce7">
            <text:p>17.955,49</text:p>
          </table:table-cell>
          <table:table-cell office:value-type="float" office:value="187527.4" table:style-name="ce7">
            <text:p>187.527,40</text:p>
          </table:table-cell>
          <table:table-cell table:number-columns-repeated="16364"/>
        </table:table-row>
        <table:table-row table:style-name="ro6">
          <table:table-cell office:value-type="float" office:value="16351" table:style-name="ce5">
            <text:p>16351</text:p>
          </table:table-cell>
          <table:table-cell office:value-type="string" table:style-name="ce6">
            <text:p><text:span text:style-name="T5">JOSE RUY DA SILVEIRA LINO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9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547.61" table:style-name="ce7">
            <text:p>43.547,61</text:p>
          </table:table-cell>
          <table:table-cell office:value-type="float" office:value="4716.47" table:style-name="ce7">
            <text:p>4.716,47</text:p>
          </table:table-cell>
          <table:table-cell office:value-type="float" office:value="8343.01" table:style-name="ce7">
            <text:p>8.343,01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6933.73" table:style-name="ce7">
            <text:p>16.933,73</text:p>
          </table:table-cell>
          <table:table-cell office:value-type="float" office:value="26613.88" table:style-name="ce7">
            <text:p>26.613,88</text:p>
          </table:table-cell>
          <table:table-cell table:number-columns-repeated="16364"/>
        </table:table-row>
        <table:table-row table:style-name="ro6">
          <table:table-cell office:value-type="float" office:value="5783" table:style-name="ce5">
            <text:p>5783</text:p>
          </table:table-cell>
          <table:table-cell office:value-type="string" table:style-name="ce6">
            <text:p><text:span text:style-name="T5">JULEANDRO MARTINS DE OLIVEIRA</text:span></text:p>
          </table:table-cell>
          <table:table-cell office:value-type="string" table:style-name="ce6">
            <text:p><text:span text:style-name="T5">PROMOTOR DE JUSTICA SUBSTITUTO</text:span></text:p>
          </table:table-cell>
          <table:table-cell office:value-type="string" table:style-name="ce6">
            <text:p><text:span text:style-name="T5">PROMOTORIA DE JUSTICA CIVEL DE BRASILE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8258.410000000003" table:style-name="ce7">
            <text:p>38.258,41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7105.27" table:style-name="ce7">
            <text:p>7.105,27</text:p>
          </table:table-cell>
          <table:table-cell office:value-type="float" office:value="0" table:style-name="ce7">
            <text:p>0,00</text:p>
          </table:table-cell>
          <table:table-cell office:value-type="float" office:value="3546.51" table:style-name="ce7">
            <text:p>3.546,51</text:p>
          </table:table-cell>
          <table:table-cell office:value-type="float" office:value="14908.39" table:style-name="ce7">
            <text:p>14.908,39</text:p>
          </table:table-cell>
          <table:table-cell office:value-type="float" office:value="23350.02" table:style-name="ce7">
            <text:p>23.350,02</text:p>
          </table:table-cell>
          <table:table-cell table:number-columns-repeated="16364"/>
        </table:table-row>
        <table:table-row table:style-name="ro6">
          <table:table-cell office:value-type="float" office:value="54741" table:style-name="ce5">
            <text:p>54741</text:p>
          </table:table-cell>
          <table:table-cell office:value-type="string" table:style-name="ce6">
            <text:p><text:span text:style-name="T5">JULIANA MAXIMIANO HOFF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CRIMINAL DE CRUZEIRO DO SU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5688.84" table:style-name="ce7">
            <text:p>15.688,84</text:p>
          </table:table-cell>
          <table:table-cell office:value-type="float" office:value="23142.29" table:style-name="ce7">
            <text:p>23.142,29</text:p>
          </table:table-cell>
          <table:table-cell table:number-columns-repeated="16364"/>
        </table:table-row>
        <table:table-row table:style-name="ro6">
          <table:table-cell office:value-type="float" office:value="56211" table:style-name="ce5">
            <text:p>56211</text:p>
          </table:table-cell>
          <table:table-cell office:value-type="string" table:style-name="ce6">
            <text:p><text:span text:style-name="T5">JULIO CESAR DE MEDEIROS SILV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IVEL DE TARAUAC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5217.97" table:style-name="ce7">
            <text:p>35.217,97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5736" table:style-name="ce7">
            <text:p>5.736,00</text:p>
          </table:table-cell>
          <table:table-cell office:value-type="float" office:value="0" table:style-name="ce7">
            <text:p>0,00</text:p>
          </table:table-cell>
          <table:table-cell office:value-type="float" office:value="5168.75" table:style-name="ce7">
            <text:p>5.168,75</text:p>
          </table:table-cell>
          <table:table-cell office:value-type="float" office:value="15161.36" table:style-name="ce7">
            <text:p>15.161,36</text:p>
          </table:table-cell>
          <table:table-cell office:value-type="float" office:value="20056.61" table:style-name="ce7">
            <text:p>20.056,61</text:p>
          </table:table-cell>
          <table:table-cell table:number-columns-repeated="16364"/>
        </table:table-row>
        <table:table-row table:style-name="ro6">
          <table:table-cell office:value-type="float" office:value="7521" table:style-name="ce5">
            <text:p>7521</text:p>
          </table:table-cell>
          <table:table-cell office:value-type="string" table:style-name="ce6">
            <text:p><text:span text:style-name="T5">KATIA REJANE DE ARAUJO RODRIGUES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PROCURADORIA GERAL DE JUSTICA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10638.67" table:style-name="ce7">
            <text:p>10.638,6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139414.15" table:style-name="ce7">
            <text:p>139.414,15</text:p>
          </table:table-cell>
          <table:table-cell office:value-type="float" office:value="190479.75" table:style-name="ce7">
            <text:p>190.479,75</text:p>
          </table:table-cell>
          <table:table-cell office:value-type="float" office:value="4964.71" table:style-name="ce7">
            <text:p>4.964,71</text:p>
          </table:table-cell>
          <table:table-cell office:value-type="float" office:value="9936.2999999999993" table:style-name="ce7">
            <text:p>9.936,30</text:p>
          </table:table-cell>
          <table:table-cell office:value-type="float" office:value="6807.57" table:style-name="ce7">
            <text:p>6.807,57</text:p>
          </table:table-cell>
          <table:table-cell office:value-type="float" office:value="4428.1499999999996" table:style-name="ce7">
            <text:p>4.428,15</text:p>
          </table:table-cell>
          <table:table-cell office:value-type="float" office:value="26136.73" table:style-name="ce7">
            <text:p>26.136,73</text:p>
          </table:table-cell>
          <table:table-cell office:value-type="float" office:value="164343.01999999999" table:style-name="ce7">
            <text:p>164.343,02</text:p>
          </table:table-cell>
          <table:table-cell table:number-columns-repeated="16364"/>
        </table:table-row>
        <table:table-row table:style-name="ro6">
          <table:table-cell office:value-type="float" office:value="43702" table:style-name="ce5">
            <text:p>43702</text:p>
          </table:table-cell>
          <table:table-cell office:value-type="string" table:style-name="ce6">
            <text:p><text:span text:style-name="T5">LAURA CRISTINA DE ALMEIDA MIRAND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2 PROM JUST ESP DE DEFESA DO PATRIM PUBLIC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5688.84" table:style-name="ce7">
            <text:p>15.688,84</text:p>
          </table:table-cell>
          <table:table-cell office:value-type="float" office:value="23142.29" table:style-name="ce7">
            <text:p>23.142,29</text:p>
          </table:table-cell>
          <table:table-cell table:number-columns-repeated="16364"/>
        </table:table-row>
        <table:table-row table:style-name="ro6">
          <table:table-cell office:value-type="float" office:value="37001" table:style-name="ce5">
            <text:p>37001</text:p>
          </table:table-cell>
          <table:table-cell office:value-type="string" table:style-name="ce6">
            <text:p><text:span text:style-name="T5">LEANDRO PORTELA STEFFEN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IREITOS HUMANOS E CIDADAN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25828.32" table:style-name="ce7">
            <text:p>25.828,3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970.42" table:style-name="ce7">
            <text:p>30.970,42</text:p>
          </table:table-cell>
          <table:table-cell office:value-type="float" office:value="95541.22" table:style-name="ce7">
            <text:p>95.541,22</text:p>
          </table:table-cell>
          <table:table-cell office:value-type="float" office:value="4716.47" table:style-name="ce7">
            <text:p>4.716,47</text:p>
          </table:table-cell>
          <table:table-cell office:value-type="float" office:value="11327.86" table:style-name="ce7">
            <text:p>11.327,86</text:p>
          </table:table-cell>
          <table:table-cell office:value-type="float" office:value="0" table:style-name="ce7">
            <text:p>0,00</text:p>
          </table:table-cell>
          <table:table-cell office:value-type="float" office:value="2023.44" table:style-name="ce7">
            <text:p>2.023,44</text:p>
          </table:table-cell>
          <table:table-cell office:value-type="float" office:value="18067.77" table:style-name="ce7">
            <text:p>18.067,77</text:p>
          </table:table-cell>
          <table:table-cell office:value-type="float" office:value="77473.45" table:style-name="ce7">
            <text:p>77.473,45</text:p>
          </table:table-cell>
          <table:table-cell table:number-columns-repeated="16364"/>
        </table:table-row>
        <table:table-row table:style-name="ro6">
          <table:table-cell office:value-type="float" office:value="43811" table:style-name="ce5">
            <text:p>43811</text:p>
          </table:table-cell>
          <table:table-cell office:value-type="string" table:style-name="ce6">
            <text:p><text:span text:style-name="T5">LEONARDO HONORATO SANTO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EF DA CRIANCA E ADOLESCENTE CRZ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12352.67" table:style-name="ce7">
            <text:p>12.352,6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54552.71" table:style-name="ce7">
            <text:p>54.552,71</text:p>
          </table:table-cell>
          <table:table-cell office:value-type="float" office:value="4716.47" table:style-name="ce7">
            <text:p>4.716,47</text:p>
          </table:table-cell>
          <table:table-cell office:value-type="float" office:value="10447.92" table:style-name="ce7">
            <text:p>10.447,92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18533.3" table:style-name="ce7">
            <text:p>18.533,30</text:p>
          </table:table-cell>
          <table:table-cell office:value-type="float" office:value="36019.410000000003" table:style-name="ce7">
            <text:p>36.019,41</text:p>
          </table:table-cell>
          <table:table-cell table:number-columns-repeated="16364"/>
        </table:table-row>
        <table:table-row table:style-name="ro6">
          <table:table-cell office:value-type="float" office:value="56181" table:style-name="ce5">
            <text:p>56181</text:p>
          </table:table-cell>
          <table:table-cell office:value-type="string" table:style-name="ce6">
            <text:p><text:span text:style-name="T5">LUANA DINIZ LIRIO MACIEL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RIMINAL DE TARAUAC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8024.57" table:style-name="ce7">
            <text:p>8.024,57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6615.29" table:style-name="ce7">
            <text:p>16.615,29</text:p>
          </table:table-cell>
          <table:table-cell office:value-type="float" office:value="25584.75" table:style-name="ce7">
            <text:p>25.584,75</text:p>
          </table:table-cell>
          <table:table-cell table:number-columns-repeated="16364"/>
        </table:table-row>
        <table:table-row table:style-name="ro6">
          <table:table-cell office:value-type="float" office:value="47001" table:style-name="ce5">
            <text:p>47001</text:p>
          </table:table-cell>
          <table:table-cell office:value-type="string" table:style-name="ce6">
            <text:p><text:span text:style-name="T5">LUIS HENRIQUE CORREA ROLIM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IVEL DE SENA MADUREIR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5087.96" table:style-name="ce7">
            <text:p>35.087,96</text:p>
          </table:table-cell>
          <table:table-cell office:value-type="float" office:value="68777.070000000007" table:style-name="ce7">
            <text:p>68.777,07</text:p>
          </table:table-cell>
          <table:table-cell office:value-type="float" office:value="4716.47" table:style-name="ce7">
            <text:p>4.716,47</text:p>
          </table:table-cell>
          <table:table-cell office:value-type="float" office:value="5664.12" table:style-name="ce7">
            <text:p>5.664,12</text:p>
          </table:table-cell>
          <table:table-cell office:value-type="float" office:value="0" table:style-name="ce7">
            <text:p>0,00</text:p>
          </table:table-cell>
          <table:table-cell office:value-type="float" office:value="14636.59" table:style-name="ce7">
            <text:p>14.636,59</text:p>
          </table:table-cell>
          <table:table-cell office:value-type="float" office:value="25017.18" table:style-name="ce7">
            <text:p>25.017,18</text:p>
          </table:table-cell>
          <table:table-cell office:value-type="float" office:value="43759.89" table:style-name="ce7">
            <text:p>43.759,89</text:p>
          </table:table-cell>
          <table:table-cell table:number-columns-repeated="16364"/>
        </table:table-row>
        <table:table-row table:style-name="ro6">
          <table:table-cell office:value-type="float" office:value="55931" table:style-name="ce5">
            <text:p>55931</text:p>
          </table:table-cell>
          <table:table-cell office:value-type="string" table:style-name="ce6">
            <text:p><text:span text:style-name="T5">MANUELA CANUTO DE SANTANA FARHAT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UMULATIVA DE MANCIO LIM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2004.65" table:style-name="ce7">
            <text:p>32.004,65</text:p>
          </table:table-cell>
          <table:table-cell office:value-type="float" office:value="0" table:style-name="ce7">
            <text:p>0,00</text:p>
          </table:table-cell>
          <table:table-cell office:value-type="float" office:value="3200.47" table:style-name="ce7">
            <text:p>3.200,4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73.58" table:style-name="ce7">
            <text:p>4.973,58</text:p>
          </table:table-cell>
          <table:table-cell office:value-type="float" office:value="40178.699999999997" table:style-name="ce7">
            <text:p>40.178,70</text:p>
          </table:table-cell>
          <table:table-cell office:value-type="float" office:value="4480.6499999999996" table:style-name="ce7">
            <text:p>4.480,65</text:p>
          </table:table-cell>
          <table:table-cell office:value-type="float" office:value="7527.73" table:style-name="ce7">
            <text:p>7.527,73</text:p>
          </table:table-cell>
          <table:table-cell office:value-type="float" office:value="0" table:style-name="ce7">
            <text:p>0,00</text:p>
          </table:table-cell>
          <table:table-cell office:value-type="float" office:value="297.94" table:style-name="ce7">
            <text:p>297,94</text:p>
          </table:table-cell>
          <table:table-cell office:value-type="float" office:value="12306.32" table:style-name="ce7">
            <text:p>12.306,32</text:p>
          </table:table-cell>
          <table:table-cell office:value-type="float" office:value="27872.38" table:style-name="ce7">
            <text:p>27.872,38</text:p>
          </table:table-cell>
          <table:table-cell table:number-columns-repeated="16364"/>
        </table:table-row>
        <table:table-row table:style-name="ro6">
          <table:table-cell office:value-type="float" office:value="43682" table:style-name="ce5">
            <text:p>43682</text:p>
          </table:table-cell>
          <table:table-cell office:value-type="string" table:style-name="ce6">
            <text:p><text:span text:style-name="T5">MARCELA CRISTINA OZORI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5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9579.800000000003" table:style-name="ce7">
            <text:p>39.579,80</text:p>
          </table:table-cell>
          <table:table-cell office:value-type="float" office:value="78322.28" table:style-name="ce7">
            <text:p>78.322,28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6974.240000000002" table:style-name="ce7">
            <text:p>16.974,24</text:p>
          </table:table-cell>
          <table:table-cell office:value-type="float" office:value="61348.04" table:style-name="ce7">
            <text:p>61.348,04</text:p>
          </table:table-cell>
          <table:table-cell table:number-columns-repeated="16364"/>
        </table:table-row>
        <table:table-row table:style-name="ro6">
          <table:table-cell office:value-type="float" office:value="40921" table:style-name="ce5">
            <text:p>40921</text:p>
          </table:table-cell>
          <table:table-cell office:value-type="string" table:style-name="ce6">
            <text:p><text:span text:style-name="T5">MARCO AURELIO RIBEIR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8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970.42" table:style-name="ce7">
            <text:p>30.970,42</text:p>
          </table:table-cell>
          <table:table-cell office:value-type="float" office:value="69712.899999999994" table:style-name="ce7">
            <text:p>69.712,90</text:p>
          </table:table-cell>
          <table:table-cell office:value-type="float" office:value="4716.47" table:style-name="ce7">
            <text:p>4.716,47</text:p>
          </table:table-cell>
          <table:table-cell office:value-type="float" office:value="8133.16" table:style-name="ce7">
            <text:p>8.133,16</text:p>
          </table:table-cell>
          <table:table-cell office:value-type="float" office:value="0" table:style-name="ce7">
            <text:p>0,00</text:p>
          </table:table-cell>
          <table:table-cell office:value-type="float" office:value="3425.62" table:style-name="ce7">
            <text:p>3.425,62</text:p>
          </table:table-cell>
          <table:table-cell office:value-type="float" office:value="16275.25" table:style-name="ce7">
            <text:p>16.275,25</text:p>
          </table:table-cell>
          <table:table-cell office:value-type="float" office:value="53437.65" table:style-name="ce7">
            <text:p>53.437,65</text:p>
          </table:table-cell>
          <table:table-cell table:number-columns-repeated="16364"/>
        </table:table-row>
        <table:table-row table:style-name="ro6">
          <table:table-cell office:value-type="float" office:value="41081" table:style-name="ce5">
            <text:p>41081</text:p>
          </table:table-cell>
          <table:table-cell office:value-type="string" table:style-name="ce6">
            <text:p><text:span text:style-name="T5">MARCOS ANTONIO GALIN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6941.7" table:style-name="ce7">
            <text:p>6.941,70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15027.08" table:style-name="ce7">
            <text:p>15.027,08</text:p>
          </table:table-cell>
          <table:table-cell office:value-type="float" office:value="23804.05" table:style-name="ce7">
            <text:p>23.804,05</text:p>
          </table:table-cell>
          <table:table-cell table:number-columns-repeated="16364"/>
        </table:table-row>
        <table:table-row table:style-name="ro6">
          <table:table-cell office:value-type="float" office:value="43841" table:style-name="ce5">
            <text:p>43841</text:p>
          </table:table-cell>
          <table:table-cell office:value-type="string" table:style-name="ce6">
            <text:p><text:span text:style-name="T5">MARIA FATIMA RIBEIRO TEIXEIR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ESP DO CONTROLE EXTERNO<text:s/>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3924.25" table:style-name="ce7">
            <text:p>3.924,25</text:p>
          </table:table-cell>
          <table:table-cell office:value-type="float" office:value="17128.509999999998" table:style-name="ce7">
            <text:p>17.128,51</text:p>
          </table:table-cell>
          <table:table-cell office:value-type="float" office:value="26755.99" table:style-name="ce7">
            <text:p>26.755,99</text:p>
          </table:table-cell>
          <table:table-cell table:number-columns-repeated="16364"/>
        </table:table-row>
        <table:table-row table:style-name="ro6">
          <table:table-cell office:value-type="float" office:value="36971" table:style-name="ce5">
            <text:p>36971</text:p>
          </table:table-cell>
          <table:table-cell office:value-type="string" table:style-name="ce6">
            <text:p><text:span text:style-name="T5">MARIANO JEORGE DE SOUSA MEL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2459.41" table:style-name="ce7">
            <text:p>22.459,4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0114.96" table:style-name="ce7">
            <text:p>20.114,96</text:p>
          </table:table-cell>
          <table:table-cell office:value-type="float" office:value="76263.48" table:style-name="ce7">
            <text:p>76.263,48</text:p>
          </table:table-cell>
          <table:table-cell office:value-type="float" office:value="4716.47" table:style-name="ce7">
            <text:p>4.716,47</text:p>
          </table:table-cell>
          <table:table-cell office:value-type="float" office:value="11379.32" table:style-name="ce7">
            <text:p>11.379,32</text:p>
          </table:table-cell>
          <table:table-cell office:value-type="float" office:value="0" table:style-name="ce7">
            <text:p>0,00</text:p>
          </table:table-cell>
          <table:table-cell office:value-type="float" office:value="7465.08" table:style-name="ce7">
            <text:p>7.465,08</text:p>
          </table:table-cell>
          <table:table-cell office:value-type="float" office:value="23560.87" table:style-name="ce7">
            <text:p>23.560,87</text:p>
          </table:table-cell>
          <table:table-cell office:value-type="float" office:value="52702.61" table:style-name="ce7">
            <text:p>52.702,61</text:p>
          </table:table-cell>
          <table:table-cell table:number-columns-repeated="16364"/>
        </table:table-row>
        <table:table-row table:style-name="ro6">
          <table:table-cell office:value-type="float" office:value="13681" table:style-name="ce5">
            <text:p>13681</text:p>
          </table:table-cell>
          <table:table-cell office:value-type="string" table:style-name="ce6">
            <text:p><text:span text:style-name="T5">MERI CRISTINA AMARAL GONCALVE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 ESP MEIO AMBIENTE BAIXO ACRE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2459.41" table:style-name="ce7">
            <text:p>22.459,41</text:p>
          </table:table-cell>
          <table:table-cell office:value-type="float" office:value="0" table:style-name="ce7">
            <text:p>0,00</text:p>
          </table:table-cell>
          <table:table-cell office:value-type="float" office:value="14800" table:style-name="ce7">
            <text:p>14.80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76090.539999999994" table:style-name="ce7">
            <text:p>76.090,54</text:p>
          </table:table-cell>
          <table:table-cell office:value-type="float" office:value="6788.47" table:style-name="ce7">
            <text:p>6.788,47</text:p>
          </table:table-cell>
          <table:table-cell office:value-type="float" office:value="13853.76" table:style-name="ce7">
            <text:p>13.853,76</text:p>
          </table:table-cell>
          <table:table-cell office:value-type="float" office:value="0" table:style-name="ce7">
            <text:p>0,00</text:p>
          </table:table-cell>
          <table:table-cell office:value-type="float" office:value="5130.25" table:style-name="ce7">
            <text:p>5.130,25</text:p>
          </table:table-cell>
          <table:table-cell office:value-type="float" office:value="25772.48" table:style-name="ce7">
            <text:p>25.772,48</text:p>
          </table:table-cell>
          <table:table-cell office:value-type="float" office:value="50318.06" table:style-name="ce7">
            <text:p>50.318,06</text:p>
          </table:table-cell>
          <table:table-cell table:number-columns-repeated="16364"/>
        </table:table-row>
        <table:table-row table:style-name="ro6">
          <table:table-cell office:value-type="float" office:value="16781" table:style-name="ce5">
            <text:p>16781</text:p>
          </table:table-cell>
          <table:table-cell office:value-type="string" table:style-name="ce6">
            <text:p><text:span text:style-name="T5">MYRNA TEIXEIRA MENDOZ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ESP DE DEFESA DO PATRIMONI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6216.48" table:style-name="ce7">
            <text:p>6.216,48</text:p>
          </table:table-cell>
          <table:table-cell office:value-type="float" office:value="0" table:style-name="ce7">
            <text:p>0,00</text:p>
          </table:table-cell>
          <table:table-cell office:value-type="float" office:value="43772.21" table:style-name="ce7">
            <text:p>43.772,21</text:p>
          </table:table-cell>
          <table:table-cell office:value-type="float" office:value="88731.17" table:style-name="ce7">
            <text:p>88.731,17</text:p>
          </table:table-cell>
          <table:table-cell office:value-type="float" office:value="4716.47" table:style-name="ce7">
            <text:p>4.716,47</text:p>
          </table:table-cell>
          <table:table-cell office:value-type="float" office:value="9784.82" table:style-name="ce7">
            <text:p>9.784,82</text:p>
          </table:table-cell>
          <table:table-cell office:value-type="float" office:value="0" table:style-name="ce7">
            <text:p>0,00</text:p>
          </table:table-cell>
          <table:table-cell office:value-type="float" office:value="20177.87" table:style-name="ce7">
            <text:p>20.177,87</text:p>
          </table:table-cell>
          <table:table-cell office:value-type="float" office:value="34679.160000000003" table:style-name="ce7">
            <text:p>34.679,16</text:p>
          </table:table-cell>
          <table:table-cell office:value-type="float" office:value="54052.01" table:style-name="ce7">
            <text:p>54.052,01</text:p>
          </table:table-cell>
          <table:table-cell table:number-columns-repeated="16364"/>
        </table:table-row>
        <table:table-row table:style-name="ro6">
          <table:table-cell office:value-type="float" office:value="38761" table:style-name="ce5">
            <text:p>38761</text:p>
          </table:table-cell>
          <table:table-cell office:value-type="string" table:style-name="ce6">
            <text:p><text:span text:style-name="T5">NELMA ARAUJO MELO DE SIQUEIR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43772.21" table:style-name="ce7">
            <text:p>43.772,21</text:p>
          </table:table-cell>
          <table:table-cell office:value-type="float" office:value="87231.17" table:style-name="ce7">
            <text:p>87.231,17</text:p>
          </table:table-cell>
          <table:table-cell office:value-type="float" office:value="4716.47" table:style-name="ce7">
            <text:p>4.716,47</text:p>
          </table:table-cell>
          <table:table-cell office:value-type="float" office:value="9628.41" table:style-name="ce7">
            <text:p>9.628,41</text:p>
          </table:table-cell>
          <table:table-cell office:value-type="float" office:value="0" table:style-name="ce7">
            <text:p>0,00</text:p>
          </table:table-cell>
          <table:table-cell office:value-type="float" office:value="4274.5200000000004" table:style-name="ce7">
            <text:p>4.274,52</text:p>
          </table:table-cell>
          <table:table-cell office:value-type="float" office:value="18619.400000000001" table:style-name="ce7">
            <text:p>18.619,40</text:p>
          </table:table-cell>
          <table:table-cell office:value-type="float" office:value="68611.77" table:style-name="ce7">
            <text:p>68.611,77</text:p>
          </table:table-cell>
          <table:table-cell table:number-columns-repeated="16364"/>
        </table:table-row>
        <table:table-row table:style-name="ro6">
          <table:table-cell office:value-type="float" office:value="54731" table:style-name="ce5">
            <text:p>54731</text:p>
          </table:table-cell>
          <table:table-cell office:value-type="string" table:style-name="ce6">
            <text:p><text:span text:style-name="T5">OCIMAR DA SILVA SALES JUNIOR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 PROMOTORIA DE JUSTICA CIVEL DE CRUZEIRO DO SU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211.1400000000003" table:style-name="ce7">
            <text:p>4.211,14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042.27" table:style-name="ce7">
            <text:p>43.042,27</text:p>
          </table:table-cell>
          <table:table-cell office:value-type="float" office:value="4716.47" table:style-name="ce7">
            <text:p>4.716,47</text:p>
          </table:table-cell>
          <table:table-cell office:value-type="float" office:value="8151.91" table:style-name="ce7">
            <text:p>8.151,91</text:p>
          </table:table-cell>
          <table:table-cell office:value-type="float" office:value="0" table:style-name="ce7">
            <text:p>0,00</text:p>
          </table:table-cell>
          <table:table-cell office:value-type="float" office:value="4634.3900000000003" table:style-name="ce7">
            <text:p>4.634,39</text:p>
          </table:table-cell>
          <table:table-cell office:value-type="float" office:value="17502.77" table:style-name="ce7">
            <text:p>17.502,77</text:p>
          </table:table-cell>
          <table:table-cell office:value-type="float" office:value="25539.5" table:style-name="ce7">
            <text:p>25.539,50</text:p>
          </table:table-cell>
          <table:table-cell table:number-columns-repeated="16364"/>
        </table:table-row>
        <table:table-row table:style-name="ro6">
          <table:table-cell office:value-type="float" office:value="11041" table:style-name="ce5">
            <text:p>11041</text:p>
          </table:table-cell>
          <table:table-cell office:value-type="string" table:style-name="ce6">
            <text:p><text:span text:style-name="T5">OSWALDO D ALBUQUERQUE LIMA NETO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4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3641.48" table:style-name="ce7">
            <text:p>23.641,48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60482.78" table:style-name="ce7">
            <text:p>60.482,78</text:p>
          </table:table-cell>
          <table:table-cell office:value-type="float" office:value="119586.48" table:style-name="ce7">
            <text:p>119.586,48</text:p>
          </table:table-cell>
          <table:table-cell office:value-type="float" office:value="4964.71" table:style-name="ce7">
            <text:p>4.964,71</text:p>
          </table:table-cell>
          <table:table-cell office:value-type="float" office:value="12280.16" table:style-name="ce7">
            <text:p>12.280,16</text:p>
          </table:table-cell>
          <table:table-cell office:value-type="float" office:value="0" table:style-name="ce7">
            <text:p>0,00</text:p>
          </table:table-cell>
          <table:table-cell office:value-type="float" office:value="4252.01" table:style-name="ce7">
            <text:p>4.252,01</text:p>
          </table:table-cell>
          <table:table-cell office:value-type="float" office:value="21496.880000000001" table:style-name="ce7">
            <text:p>21.496,88</text:p>
          </table:table-cell>
          <table:table-cell office:value-type="float" office:value="98089.600000000006" table:style-name="ce7">
            <text:p>98.089,60</text:p>
          </table:table-cell>
          <table:table-cell table:number-columns-repeated="16364"/>
        </table:table-row>
        <table:table-row table:style-name="ro6">
          <table:table-cell office:value-type="float" office:value="6551" table:style-name="ce5">
            <text:p>6551</text:p>
          </table:table-cell>
          <table:table-cell office:value-type="string" table:style-name="ce6">
            <text:p><text:span text:style-name="T5">PATRICIA DE AMORIM REGO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3 PROCURADORIA DE JUSTICA CRIMINAL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3279.13" table:style-name="ce7">
            <text:p>23.279,13</text:p>
          </table:table-cell>
          <table:table-cell office:value-type="float" office:value="64060.68" table:style-name="ce7">
            <text:p>64.060,68</text:p>
          </table:table-cell>
          <table:table-cell office:value-type="float" office:value="4964.71" table:style-name="ce7">
            <text:p>4.964,71</text:p>
          </table:table-cell>
          <table:table-cell office:value-type="float" office:value="8414.6" table:style-name="ce7">
            <text:p>8.414,60</text:p>
          </table:table-cell>
          <table:table-cell office:value-type="float" office:value="1488.23" table:style-name="ce7">
            <text:p>1.488,23</text:p>
          </table:table-cell>
          <table:table-cell office:value-type="float" office:value="15057.15" table:style-name="ce7">
            <text:p>15.057,15</text:p>
          </table:table-cell>
          <table:table-cell office:value-type="float" office:value="29924.69" table:style-name="ce7">
            <text:p>29.924,69</text:p>
          </table:table-cell>
          <table:table-cell office:value-type="float" office:value="34135.99" table:style-name="ce7">
            <text:p>34.135,99</text:p>
          </table:table-cell>
          <table:table-cell table:number-columns-repeated="16364"/>
        </table:table-row>
        <table:table-row table:style-name="ro6">
          <table:table-cell office:value-type="float" office:value="43851" table:style-name="ce5">
            <text:p>43851</text:p>
          </table:table-cell>
          <table:table-cell office:value-type="string" table:style-name="ce6">
            <text:p><text:span text:style-name="T5">PATRICIA PAULA DOS SANTOS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3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38742.480000000003" table:style-name="ce7">
            <text:p>38.742,48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82626.98" table:style-name="ce7">
            <text:p>82.626,98</text:p>
          </table:table-cell>
          <table:table-cell office:value-type="float" office:value="9432.94" table:style-name="ce7">
            <text:p>9.432,94</text:p>
          </table:table-cell>
          <table:table-cell office:value-type="float" office:value="16871.32" table:style-name="ce7">
            <text:p>16.871,32</text:p>
          </table:table-cell>
          <table:table-cell office:value-type="float" office:value="0" table:style-name="ce7">
            <text:p>0,00</text:p>
          </table:table-cell>
          <table:table-cell office:value-type="float" office:value="3668.91" table:style-name="ce7">
            <text:p>3.668,91</text:p>
          </table:table-cell>
          <table:table-cell office:value-type="float" office:value="29973.17" table:style-name="ce7">
            <text:p>29.973,17</text:p>
          </table:table-cell>
          <table:table-cell office:value-type="float" office:value="52653.81" table:style-name="ce7">
            <text:p>52.653,81</text:p>
          </table:table-cell>
          <table:table-cell table:number-columns-repeated="16364"/>
        </table:table-row>
        <table:table-row table:style-name="ro6">
          <table:table-cell office:value-type="float" office:value="57811" table:style-name="ce5">
            <text:p>57811</text:p>
          </table:table-cell>
          <table:table-cell office:value-type="string" table:style-name="ce6">
            <text:p><text:span text:style-name="T5">PAULIANE MEZABARBA SANCHES</text:span></text:p>
          </table:table-cell>
          <table:table-cell office:value-type="string" table:style-name="ce6">
            <text:p><text:span text:style-name="T5">PROMOTOR DE JUSTICA SUBSTITUTO</text:span></text:p>
          </table:table-cell>
          <table:table-cell office:value-type="string" table:style-name="ce6">
            <text:p><text:span text:style-name="T5">PROMOTORIA DE JUSTICA CRIMINAL DE BRASILE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8258.410000000003" table:style-name="ce7">
            <text:p>38.258,41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7053.13" table:style-name="ce7">
            <text:p>7.053,13</text:p>
          </table:table-cell>
          <table:table-cell office:value-type="float" office:value="0" table:style-name="ce7">
            <text:p>0,00</text:p>
          </table:table-cell>
          <table:table-cell office:value-type="float" office:value="3227.13" table:style-name="ce7">
            <text:p>3.227,13</text:p>
          </table:table-cell>
          <table:table-cell office:value-type="float" office:value="14536.87" table:style-name="ce7">
            <text:p>14.536,87</text:p>
          </table:table-cell>
          <table:table-cell office:value-type="float" office:value="23721.54" table:style-name="ce7">
            <text:p>23.721,54</text:p>
          </table:table-cell>
          <table:table-cell table:number-columns-repeated="16364"/>
        </table:table-row>
        <table:table-row table:style-name="ro6">
          <table:table-cell office:value-type="float" office:value="49762" table:style-name="ce5">
            <text:p>49762</text:p>
          </table:table-cell>
          <table:table-cell office:value-type="string" table:style-name="ce6">
            <text:p><text:span text:style-name="T5">RAFAEL MACIEL DA SILV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DE JUSTICA CRIMINAL DE FEIJ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8024.57" table:style-name="ce7">
            <text:p>8.024,57</text:p>
          </table:table-cell>
          <table:table-cell office:value-type="float" office:value="0" table:style-name="ce7">
            <text:p>0,00</text:p>
          </table:table-cell>
          <table:table-cell office:value-type="float" office:value="4634.3900000000003" table:style-name="ce7">
            <text:p>4.634,39</text:p>
          </table:table-cell>
          <table:table-cell office:value-type="float" office:value="17375.43" table:style-name="ce7">
            <text:p>17.375,43</text:p>
          </table:table-cell>
          <table:table-cell office:value-type="float" office:value="24824.61" table:style-name="ce7">
            <text:p>24.824,61</text:p>
          </table:table-cell>
          <table:table-cell table:number-columns-repeated="16364"/>
        </table:table-row>
        <table:table-row table:style-name="ro6">
          <table:table-cell office:value-type="float" office:value="13921" table:style-name="ce5">
            <text:p>13921</text:p>
          </table:table-cell>
          <table:table-cell office:value-type="string" table:style-name="ce6">
            <text:p><text:span text:style-name="T5">RICARDO COELHO DE CARVA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JUST ESP DE DEF DA EDUCACAO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5979.12" table:style-name="ce7">
            <text:p>15.979,12</text:p>
          </table:table-cell>
          <table:table-cell office:value-type="float" office:value="35612.01" table:style-name="ce7">
            <text:p>35.612,01</text:p>
          </table:table-cell>
          <table:table-cell office:value-type="float" office:value="85280.24" table:style-name="ce7">
            <text:p>85.280,24</text:p>
          </table:table-cell>
          <table:table-cell office:value-type="float" office:value="6788.47" table:style-name="ce7">
            <text:p>6.788,47</text:p>
          </table:table-cell>
          <table:table-cell office:value-type="float" office:value="9948.94" table:style-name="ce7">
            <text:p>9.948,94</text:p>
          </table:table-cell>
          <table:table-cell office:value-type="float" office:value="0" table:style-name="ce7">
            <text:p>0,00</text:p>
          </table:table-cell>
          <table:table-cell office:value-type="float" office:value="9216.23" table:style-name="ce7">
            <text:p>9.216,23</text:p>
          </table:table-cell>
          <table:table-cell office:value-type="float" office:value="25953.64" table:style-name="ce7">
            <text:p>25.953,64</text:p>
          </table:table-cell>
          <table:table-cell office:value-type="float" office:value="59326.6" table:style-name="ce7">
            <text:p>59.326,60</text:p>
          </table:table-cell>
          <table:table-cell table:number-columns-repeated="16364"/>
        </table:table-row>
        <table:table-row table:style-name="ro6">
          <table:table-cell office:value-type="float" office:value="7601" table:style-name="ce5">
            <text:p>7601</text:p>
          </table:table-cell>
          <table:table-cell office:value-type="string" table:style-name="ce6">
            <text:p><text:span text:style-name="T5">RITA DE CASSIA NOGUEIRA LIMA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2 PROCURADORIA DE JUSTICA ESPECIALIZADA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6464.71" table:style-name="ce7">
            <text:p>6.464,71</text:p>
          </table:table-cell>
          <table:table-cell office:value-type="float" office:value="0" table:style-name="ce7">
            <text:p>0,00</text:p>
          </table:table-cell>
          <table:table-cell office:value-type="float" office:value="25485.64" table:style-name="ce7">
            <text:p>25.485,64</text:p>
          </table:table-cell>
          <table:table-cell office:value-type="float" office:value="72731.899999999994" table:style-name="ce7">
            <text:p>72.731,90</text:p>
          </table:table-cell>
          <table:table-cell office:value-type="float" office:value="4964.71" table:style-name="ce7">
            <text:p>4.964,71</text:p>
          </table:table-cell>
          <table:table-cell office:value-type="float" office:value="9936.2999999999993" table:style-name="ce7">
            <text:p>9.936,30</text:p>
          </table:table-cell>
          <table:table-cell office:value-type="float" office:value="1488.23" table:style-name="ce7">
            <text:p>1.488,23</text:p>
          </table:table-cell>
          <table:table-cell office:value-type="float" office:value="12566.37" table:style-name="ce7">
            <text:p>12.566,37</text:p>
          </table:table-cell>
          <table:table-cell office:value-type="float" office:value="28955.61" table:style-name="ce7">
            <text:p>28.955,61</text:p>
          </table:table-cell>
          <table:table-cell office:value-type="float" office:value="43776.29" table:style-name="ce7">
            <text:p>43.776,29</text:p>
          </table:table-cell>
          <table:table-cell table:number-columns-repeated="16364"/>
        </table:table-row>
        <table:table-row table:style-name="ro6">
          <table:table-cell office:value-type="float" office:value="36381" table:style-name="ce5">
            <text:p>36381</text:p>
          </table:table-cell>
          <table:table-cell office:value-type="string" table:style-name="ce6">
            <text:p><text:span text:style-name="T5">RODRIGO CURTI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SECRETARIA GERAL DO MPAC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25828.32" table:style-name="ce7">
            <text:p>25.828,3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2360.92" table:style-name="ce7">
            <text:p>22.360,92</text:p>
          </table:table-cell>
          <table:table-cell office:value-type="float" office:value="86931.72" table:style-name="ce7">
            <text:p>86.931,72</text:p>
          </table:table-cell>
          <table:table-cell office:value-type="float" office:value="4716.47" table:style-name="ce7">
            <text:p>4.716,47</text:p>
          </table:table-cell>
          <table:table-cell office:value-type="float" office:value="13851.87" table:style-name="ce7">
            <text:p>13.851,87</text:p>
          </table:table-cell>
          <table:table-cell office:value-type="float" office:value="0" table:style-name="ce7">
            <text:p>0,00</text:p>
          </table:table-cell>
          <table:table-cell office:value-type="float" office:value="2075.62" table:style-name="ce7">
            <text:p>2.075,62</text:p>
          </table:table-cell>
          <table:table-cell office:value-type="float" office:value="20643.96" table:style-name="ce7">
            <text:p>20.643,96</text:p>
          </table:table-cell>
          <table:table-cell office:value-type="float" office:value="66287.759999999995" table:style-name="ce7">
            <text:p>66.287,76</text:p>
          </table:table-cell>
          <table:table-cell table:number-columns-repeated="16364"/>
        </table:table-row>
        <table:table-row table:style-name="ro6">
          <table:table-cell office:value-type="float" office:value="43911" table:style-name="ce5">
            <text:p>43911</text:p>
          </table:table-cell>
          <table:table-cell office:value-type="string" table:style-name="ce6">
            <text:p><text:span text:style-name="T5">RODRIGO FONTOURA DE CARVA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UMULATIVA DE EPITACIOLAND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8024.57" table:style-name="ce7">
            <text:p>8.024,57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6615.29" table:style-name="ce7">
            <text:p>16.615,29</text:p>
          </table:table-cell>
          <table:table-cell office:value-type="float" office:value="25584.75" table:style-name="ce7">
            <text:p>25.584,75</text:p>
          </table:table-cell>
          <table:table-cell table:number-columns-repeated="16364"/>
        </table:table-row>
        <table:table-row table:style-name="ro6">
          <table:table-cell office:value-type="float" office:value="37191" table:style-name="ce5">
            <text:p>37191</text:p>
          </table:table-cell>
          <table:table-cell office:value-type="string" table:style-name="ce6">
            <text:p><text:span text:style-name="T5">ROGERIO VOLTOLINI MUNOZ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7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1229.7" table:style-name="ce7">
            <text:p>11.229,7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5087.96" table:style-name="ce7">
            <text:p>35.087,96</text:p>
          </table:table-cell>
          <table:table-cell office:value-type="float" office:value="80006.77" table:style-name="ce7">
            <text:p>80.006,77</text:p>
          </table:table-cell>
          <table:table-cell office:value-type="float" office:value="4716.47" table:style-name="ce7">
            <text:p>4.716,47</text:p>
          </table:table-cell>
          <table:table-cell office:value-type="float" office:value="9108.3799999999992" table:style-name="ce7">
            <text:p>9.108,38</text:p>
          </table:table-cell>
          <table:table-cell office:value-type="float" office:value="0" table:style-name="ce7">
            <text:p>0,00</text:p>
          </table:table-cell>
          <table:table-cell office:value-type="float" office:value="8277.7800000000007" table:style-name="ce7">
            <text:p>8.277,78</text:p>
          </table:table-cell>
          <table:table-cell office:value-type="float" office:value="22102.63" table:style-name="ce7">
            <text:p>22.102,63</text:p>
          </table:table-cell>
          <table:table-cell office:value-type="float" office:value="57904.14" table:style-name="ce7">
            <text:p>57.904,14</text:p>
          </table:table-cell>
          <table:table-cell table:number-columns-repeated="16364"/>
        </table:table-row>
        <table:table-row table:style-name="ro6">
          <table:table-cell office:value-type="float" office:value="16431" table:style-name="ce5">
            <text:p>16431</text:p>
          </table:table-cell>
          <table:table-cell office:value-type="string" table:style-name="ce6">
            <text:p><text:span text:style-name="T5">ROMEU CORDEIRO BARBOSA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9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4486.32" table:style-name="ce7">
            <text:p>14.486,32</text:p>
          </table:table-cell>
          <table:table-cell office:value-type="float" office:value="6407.55" table:style-name="ce7">
            <text:p>6.407,55</text:p>
          </table:table-cell>
          <table:table-cell office:value-type="float" office:value="5053.37" table:style-name="ce7">
            <text:p>5.053,37</text:p>
          </table:table-cell>
          <table:table-cell office:value-type="float" office:value="41526.26" table:style-name="ce7">
            <text:p>41.526,26</text:p>
          </table:table-cell>
          <table:table-cell office:value-type="float" office:value="101162.61" table:style-name="ce7">
            <text:p>101.162,61</text:p>
          </table:table-cell>
          <table:table-cell office:value-type="float" office:value="4716.47" table:style-name="ce7">
            <text:p>4.716,47</text:p>
          </table:table-cell>
          <table:table-cell office:value-type="float" office:value="12690.66" table:style-name="ce7">
            <text:p>12.690,66</text:p>
          </table:table-cell>
          <table:table-cell office:value-type="float" office:value="0" table:style-name="ce7">
            <text:p>0,00</text:p>
          </table:table-cell>
          <table:table-cell office:value-type="float" office:value="4860.71" table:style-name="ce7">
            <text:p>4.860,71</text:p>
          </table:table-cell>
          <table:table-cell office:value-type="float" office:value="22267.84" table:style-name="ce7">
            <text:p>22.267,84</text:p>
          </table:table-cell>
          <table:table-cell office:value-type="float" office:value="78894.77" table:style-name="ce7">
            <text:p>78.894,77</text:p>
          </table:table-cell>
          <table:table-cell table:number-columns-repeated="16364"/>
        </table:table-row>
        <table:table-row table:style-name="ro6">
          <table:table-cell office:value-type="float" office:value="6801" table:style-name="ce5">
            <text:p>6801</text:p>
          </table:table-cell>
          <table:table-cell office:value-type="string" table:style-name="ce6">
            <text:p><text:span text:style-name="T5">SAMMY BARBOSA LOPES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PROC GERAL ADJUNTA PARA ASSUNTOS JURIDICOS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7092.44" table:style-name="ce7">
            <text:p>7.092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76243.789999999994" table:style-name="ce7">
            <text:p>76.243,79</text:p>
          </table:table-cell>
          <table:table-cell office:value-type="float" office:value="118798.45" table:style-name="ce7">
            <text:p>118.798,45</text:p>
          </table:table-cell>
          <table:table-cell office:value-type="float" office:value="4964.71" table:style-name="ce7">
            <text:p>4.964,71</text:p>
          </table:table-cell>
          <table:table-cell office:value-type="float" office:value="8518.8700000000008" table:style-name="ce7">
            <text:p>8.518,87</text:p>
          </table:table-cell>
          <table:table-cell office:value-type="float" office:value="3261.34" table:style-name="ce7">
            <text:p>3.261,34</text:p>
          </table:table-cell>
          <table:table-cell office:value-type="float" office:value="4188.96" table:style-name="ce7">
            <text:p>4.188,96</text:p>
          </table:table-cell>
          <table:table-cell office:value-type="float" office:value="20933.88" table:style-name="ce7">
            <text:p>20.933,88</text:p>
          </table:table-cell>
          <table:table-cell office:value-type="float" office:value="97864.57" table:style-name="ce7">
            <text:p>97.864,57</text:p>
          </table:table-cell>
          <table:table-cell table:number-columns-repeated="16364"/>
        </table:table-row>
        <table:table-row table:style-name="ro6">
          <table:table-cell office:value-type="float" office:value="1161" table:style-name="ce5">
            <text:p>1161</text:p>
          </table:table-cell>
          <table:table-cell office:value-type="string" table:style-name="ce6">
            <text:p><text:span text:style-name="T5">SAMUEL MARTINS EVANGELISTA</text:span></text:p>
          </table:table-cell>
          <table:table-cell office:value-type="string" table:style-name="ce6">
            <text:p><text:span text:style-name="T5">INTEG DO QUADRO DE OUTRO ORGAO</text:span></text:p>
          </table:table-cell>
          <table:table-cell office:value-type="string" table:style-name="ce6">
            <text:p><text:span text:style-name="T5">PROCURADORIA GERAL DE JUSTICA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60000" table:style-name="ce7">
            <text:p>60.000,00</text:p>
          </table:table-cell>
          <table:table-cell office:value-type="float" office:value="0" table:style-name="ce7">
            <text:p>0,00</text:p>
          </table:table-cell>
          <table:table-cell office:value-type="float" office:value="60000" table:style-name="ce7">
            <text:p>60.000,00</text:p>
          </table:table-cell>
          <table:table-cell office:value-type="float" office:value="8400" table:style-name="ce7">
            <text:p>8.400,00</text:p>
          </table:table-cell>
          <table:table-cell office:value-type="float" office:value="8973.84" table:style-name="ce7">
            <text:p>8.973,8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373.84" table:style-name="ce7">
            <text:p>17.373,84</text:p>
          </table:table-cell>
          <table:table-cell office:value-type="float" office:value="42626.16" table:style-name="ce7">
            <text:p>42.626,16</text:p>
          </table:table-cell>
          <table:table-cell table:number-columns-repeated="16364"/>
        </table:table-row>
        <table:table-row table:style-name="ro6">
          <table:table-cell office:value-type="float" office:value="16511" table:style-name="ce5">
            <text:p>16511</text:p>
          </table:table-cell>
          <table:table-cell office:value-type="string" table:style-name="ce6">
            <text:p><text:span text:style-name="T5">SIBERMAN MADEIRA DE HOLANDA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4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5462.87" table:style-name="ce7">
            <text:p>5.462,87</text:p>
          </table:table-cell>
          <table:table-cell office:value-type="float" office:value="18562.86" table:style-name="ce7">
            <text:p>18.562,86</text:p>
          </table:table-cell>
          <table:table-cell office:value-type="float" office:value="25321.64" table:style-name="ce7">
            <text:p>25.321,64</text:p>
          </table:table-cell>
          <table:table-cell table:number-columns-repeated="16364"/>
        </table:table-row>
        <table:table-row table:style-name="ro6">
          <table:table-cell office:value-type="float" office:value="16601" table:style-name="ce5">
            <text:p>16601</text:p>
          </table:table-cell>
          <table:table-cell office:value-type="string" table:style-name="ce6">
            <text:p><text:span text:style-name="T5">TALES FONSECA TRANIN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4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45943.42" table:style-name="ce7">
            <text:p>45.943,42</text:p>
          </table:table-cell>
          <table:table-cell office:value-type="float" office:value="84685.9" table:style-name="ce7">
            <text:p>84.685,90</text:p>
          </table:table-cell>
          <table:table-cell office:value-type="float" office:value="4716.47" table:style-name="ce7">
            <text:p>4.716,47</text:p>
          </table:table-cell>
          <table:table-cell office:value-type="float" office:value="8435.66" table:style-name="ce7">
            <text:p>8.435,66</text:p>
          </table:table-cell>
          <table:table-cell office:value-type="float" office:value="0" table:style-name="ce7">
            <text:p>0,00</text:p>
          </table:table-cell>
          <table:table-cell office:value-type="float" office:value="769.17" table:style-name="ce7">
            <text:p>769,17</text:p>
          </table:table-cell>
          <table:table-cell office:value-type="float" office:value="13921.3" table:style-name="ce7">
            <text:p>13.921,30</text:p>
          </table:table-cell>
          <table:table-cell office:value-type="float" office:value="70764.600000000006" table:style-name="ce7">
            <text:p>70.764,60</text:p>
          </table:table-cell>
          <table:table-cell table:number-columns-repeated="16364"/>
        </table:table-row>
        <table:table-row table:style-name="ro6">
          <table:table-cell office:value-type="float" office:value="43891" table:style-name="ce5">
            <text:p>43891</text:p>
          </table:table-cell>
          <table:table-cell office:value-type="string" table:style-name="ce6">
            <text:p><text:span text:style-name="T5">TEOTONIO RODRIGUES SOARES JUNIOR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5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4122.79" table:style-name="ce7">
            <text:p>4.122,79</text:p>
          </table:table-cell>
          <table:table-cell office:value-type="float" office:value="17222.78" table:style-name="ce7">
            <text:p>17.222,78</text:p>
          </table:table-cell>
          <table:table-cell office:value-type="float" office:value="26661.72" table:style-name="ce7">
            <text:p>26.661,72</text:p>
          </table:table-cell>
          <table:table-cell table:number-columns-repeated="16364"/>
        </table:table-row>
        <table:table-row table:style-name="ro6">
          <table:table-cell office:value-type="float" office:value="54751" table:style-name="ce5">
            <text:p>54751</text:p>
          </table:table-cell>
          <table:table-cell office:value-type="string" table:style-name="ce6">
            <text:p><text:span text:style-name="T5">THALLES FERREIRA COST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RIMINAL DE SENA MADUREIR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2200.04" table:style-name="ce7">
            <text:p>42.200,04</text:p>
          </table:table-cell>
          <table:table-cell office:value-type="float" office:value="4716.47" table:style-name="ce7">
            <text:p>4.716,47</text:p>
          </table:table-cell>
          <table:table-cell office:value-type="float" office:value="8024.57" table:style-name="ce7">
            <text:p>8.024,57</text:p>
          </table:table-cell>
          <table:table-cell office:value-type="float" office:value="0" table:style-name="ce7">
            <text:p>0,00</text:p>
          </table:table-cell>
          <table:table-cell office:value-type="float" office:value="11266.46" table:style-name="ce7">
            <text:p>11.266,46</text:p>
          </table:table-cell>
          <table:table-cell office:value-type="float" office:value="24007.5" table:style-name="ce7">
            <text:p>24.007,50</text:p>
          </table:table-cell>
          <table:table-cell office:value-type="float" office:value="18192.54" table:style-name="ce7">
            <text:p>18.192,54</text:p>
          </table:table-cell>
          <table:table-cell table:number-columns-repeated="16364"/>
        </table:table-row>
        <table:table-row table:style-name="ro6">
          <table:table-cell office:value-type="float" office:value="56191" table:style-name="ce5">
            <text:p>56191</text:p>
          </table:table-cell>
          <table:table-cell office:value-type="string" table:style-name="ce6">
            <text:p><text:span text:style-name="T5">THIAGO MARQUES SALOMAO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DE JUSTICA CRIMINAL DE XAPURI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13.55" table:style-name="ce7">
            <text:p>4.813,55</text:p>
          </table:table-cell>
          <table:table-cell office:value-type="float" office:value="35217.97" table:style-name="ce7">
            <text:p>35.217,97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6217.01" table:style-name="ce7">
            <text:p>6.217,01</text:p>
          </table:table-cell>
          <table:table-cell office:value-type="float" office:value="0" table:style-name="ce7">
            <text:p>0,00</text:p>
          </table:table-cell>
          <table:table-cell office:value-type="float" office:value="3796.51" table:style-name="ce7">
            <text:p>3.796,51</text:p>
          </table:table-cell>
          <table:table-cell office:value-type="float" office:value="14270.13" table:style-name="ce7">
            <text:p>14.270,13</text:p>
          </table:table-cell>
          <table:table-cell office:value-type="float" office:value="20947.84" table:style-name="ce7">
            <text:p>20.947,84</text:p>
          </table:table-cell>
          <table:table-cell table:number-columns-repeated="16364"/>
        </table:table-row>
        <table:table-row table:style-name="ro6">
          <table:table-cell office:value-type="float" office:value="941" table:style-name="ce5">
            <text:p>941</text:p>
          </table:table-cell>
          <table:table-cell office:value-type="string" table:style-name="ce6">
            <text:p><text:span text:style-name="T5">UBIRAJARA BRAGA DE ALBUQUERQUE</text:span></text:p>
          </table:table-cell>
          <table:table-cell office:value-type="string" table:style-name="ce6">
            <text:p><text:span text:style-name="T5">PROCURADOR DE JUSTICA</text:span></text:p>
          </table:table-cell>
          <table:table-cell office:value-type="string" table:style-name="ce6">
            <text:p><text:span text:style-name="T5">1 PROCURADORIA DE JUSTICA ESPECIALIZADA</text:span></text:p>
          </table:table-cell>
          <table:table-cell office:value-type="string" table:style-name="ce6">
            <text:p><text:span text:style-name="T5">MEMBROS PROCURADORES</text:span></text:p>
          </table:table-cell>
          <table:table-cell office:value-type="float" office:value="35462.22" table:style-name="ce7">
            <text:p>35.462,22</text:p>
          </table:table-cell>
          <table:table-cell office:value-type="float" office:value="2437.5" table:style-name="ce7">
            <text:p>2.437,5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7377.96" table:style-name="ce7">
            <text:p>7.377,96</text:p>
          </table:table-cell>
          <table:table-cell office:value-type="float" office:value="14800" table:style-name="ce7">
            <text:p>14.800,00</text:p>
          </table:table-cell>
          <table:table-cell office:value-type="float" office:value="5319.33" table:style-name="ce7">
            <text:p>5.319,33</text:p>
          </table:table-cell>
          <table:table-cell office:value-type="float" office:value="65397.01" table:style-name="ce7">
            <text:p>65.397,01</text:p>
          </table:table-cell>
          <table:table-cell office:value-type="float" office:value="7377.96" table:style-name="ce7">
            <text:p>7.377,96</text:p>
          </table:table-cell>
          <table:table-cell office:value-type="float" office:value="9431.24" table:style-name="ce7">
            <text:p>9.431,24</text:p>
          </table:table-cell>
          <table:table-cell office:value-type="float" office:value="0" table:style-name="ce7">
            <text:p>0,00</text:p>
          </table:table-cell>
          <table:table-cell office:value-type="float" office:value="20912.21" table:style-name="ce7">
            <text:p>20.912,21</text:p>
          </table:table-cell>
          <table:table-cell office:value-type="float" office:value="37721.410000000003" table:style-name="ce7">
            <text:p>37.721,41</text:p>
          </table:table-cell>
          <table:table-cell office:value-type="float" office:value="27675.599999999999" table:style-name="ce7">
            <text:p>27.675,60</text:p>
          </table:table-cell>
          <table:table-cell table:number-columns-repeated="16364"/>
        </table:table-row>
        <table:table-row table:style-name="ro6">
          <table:table-cell office:value-type="float" office:value="56271" table:style-name="ce5">
            <text:p>56271</text:p>
          </table:table-cell>
          <table:table-cell office:value-type="string" table:style-name="ce6">
            <text:p><text:span text:style-name="T5">VANDERLEI BATISTA CERQUEIRA</text:span></text:p>
          </table:table-cell>
          <table:table-cell office:value-type="string" table:style-name="ce6">
            <text:p><text:span text:style-name="T5">PROMOTOR DE JUST DE ENTRANCIA INICIAL</text:span></text:p>
          </table:table-cell>
          <table:table-cell office:value-type="string" table:style-name="ce6">
            <text:p><text:span text:style-name="T5">PROMOTORIA CUMULATIVA DE ACRELANDI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0404.42" table:style-name="ce7">
            <text:p>30.404,42</text:p>
          </table:table-cell>
          <table:table-cell office:value-type="float" office:value="0" table:style-name="ce7">
            <text:p>0,00</text:p>
          </table:table-cell>
          <table:table-cell office:value-type="float" office:value="3040.44" table:style-name="ce7">
            <text:p>3.040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4542.33" table:style-name="ce7">
            <text:p>34.542,33</text:p>
          </table:table-cell>
          <table:table-cell office:value-type="float" office:value="67987.19" table:style-name="ce7">
            <text:p>67.987,19</text:p>
          </table:table-cell>
          <table:table-cell office:value-type="float" office:value="4256.6099999999997" table:style-name="ce7">
            <text:p>4.256,61</text:p>
          </table:table-cell>
          <table:table-cell office:value-type="float" office:value="7001" table:style-name="ce7">
            <text:p>7.001,00</text:p>
          </table:table-cell>
          <table:table-cell office:value-type="float" office:value="0" table:style-name="ce7">
            <text:p>0,00</text:p>
          </table:table-cell>
          <table:table-cell office:value-type="float" office:value="3796.51" table:style-name="ce7">
            <text:p>3.796,51</text:p>
          </table:table-cell>
          <table:table-cell office:value-type="float" office:value="15054.12" table:style-name="ce7">
            <text:p>15.054,12</text:p>
          </table:table-cell>
          <table:table-cell office:value-type="float" office:value="52933.07" table:style-name="ce7">
            <text:p>52.933,07</text:p>
          </table:table-cell>
          <table:table-cell table:number-columns-repeated="16364"/>
        </table:table-row>
        <table:table-row table:style-name="ro6">
          <table:table-cell office:value-type="float" office:value="43871" table:style-name="ce5">
            <text:p>43871</text:p>
          </table:table-cell>
          <table:table-cell office:value-type="string" table:style-name="ce6">
            <text:p><text:span text:style-name="T5">VANESSA DE MACEDO MUNIZ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E EXEC MEDIDAS SOCIOEDUCATIVAS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4224.25" table:style-name="ce7">
            <text:p>4.224,25</text:p>
          </table:table-cell>
          <table:table-cell office:value-type="float" office:value="17324.240000000002" table:style-name="ce7">
            <text:p>17.324,24</text:p>
          </table:table-cell>
          <table:table-cell office:value-type="float" office:value="26560.26" table:style-name="ce7">
            <text:p>26.560,26</text:p>
          </table:table-cell>
          <table:table-cell table:number-columns-repeated="16364"/>
        </table:table-row>
        <table:table-row table:style-name="ro6">
          <table:table-cell office:value-type="float" office:value="36701" table:style-name="ce5">
            <text:p>36701</text:p>
          </table:table-cell>
          <table:table-cell office:value-type="string" table:style-name="ce6">
            <text:p><text:span text:style-name="T5">VINICIUS MENANDRO EVANGELISTA DE SOUZ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 ESP DE DEFESA DA PESSOA IDOS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5087.96" table:style-name="ce7">
            <text:p>35.087,96</text:p>
          </table:table-cell>
          <table:table-cell office:value-type="float" office:value="68777.070000000007" table:style-name="ce7">
            <text:p>68.777,07</text:p>
          </table:table-cell>
          <table:table-cell office:value-type="float" office:value="4716.47" table:style-name="ce7">
            <text:p>4.716,47</text:p>
          </table:table-cell>
          <table:table-cell office:value-type="float" office:value="5462.97" table:style-name="ce7">
            <text:p>5.462,97</text:p>
          </table:table-cell>
          <table:table-cell office:value-type="float" office:value="0" table:style-name="ce7">
            <text:p>0,00</text:p>
          </table:table-cell>
          <table:table-cell office:value-type="float" office:value="23595.14" table:style-name="ce7">
            <text:p>23.595,14</text:p>
          </table:table-cell>
          <table:table-cell office:value-type="float" office:value="33774.58" table:style-name="ce7">
            <text:p>33.774,58</text:p>
          </table:table-cell>
          <table:table-cell office:value-type="float" office:value="35002.49" table:style-name="ce7">
            <text:p>35.002,49</text:p>
          </table:table-cell>
          <table:table-cell table:number-columns-repeated="16364"/>
        </table:table-row>
        <table:table-row table:style-name="ro6">
          <table:table-cell office:value-type="float" office:value="13411" table:style-name="ce5">
            <text:p>13411</text:p>
          </table:table-cell>
          <table:table-cell office:value-type="string" table:style-name="ce6">
            <text:p><text:span text:style-name="T5">WALDIRENE OLIVEIRA DA CRUZ LIMA CORDEIRO</text:span></text:p>
          </table:table-cell>
          <table:table-cell office:value-type="string" table:style-name="ce6">
            <text:p><text:span text:style-name="T5">INTEG DO QUADRO DE OUTRO ORGAO</text:span></text:p>
          </table:table-cell>
          <table:table-cell office:value-type="string" table:style-name="ce6">
            <text:p><text:span text:style-name="T5">PROCURADORIA GERAL DE JUSTICA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4800" table:style-name="ce7">
            <text:p>14.800,00</text:p>
          </table:table-cell>
          <table:table-cell office:value-type="float" office:value="0" table:style-name="ce7">
            <text:p>0,00</text:p>
          </table:table-cell>
          <table:table-cell office:value-type="float" office:value="14800" table:style-name="ce7">
            <text:p>14.800,00</text:p>
          </table:table-cell>
          <table:table-cell office:value-type="float" office:value="2072" table:style-name="ce7">
            <text:p>2.072,00</text:p>
          </table:table-cell>
          <table:table-cell office:value-type="float" office:value="2630.84" table:style-name="ce7">
            <text:p>2.630,8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02.84" table:style-name="ce7">
            <text:p>4.702,84</text:p>
          </table:table-cell>
          <table:table-cell office:value-type="float" office:value="10097.16" table:style-name="ce7">
            <text:p>10.097,16</text:p>
          </table:table-cell>
          <table:table-cell table:number-columns-repeated="16364"/>
        </table:table-row>
        <table:table-row table:style-name="ro6">
          <table:table-cell office:value-type="float" office:value="43672" table:style-name="ce5">
            <text:p>43672</text:p>
          </table:table-cell>
          <table:table-cell office:value-type="string" table:style-name="ce6">
            <text:p><text:span text:style-name="T5">WALTER TEIXEIRA FILH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PROMOTORIA CRIMINAL DE SENADOR GUIOMARD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38831.129999999997" table:style-name="ce7">
            <text:p>38.831,13</text:p>
          </table:table-cell>
          <table:table-cell office:value-type="float" office:value="4716.47" table:style-name="ce7">
            <text:p>4.716,47</text:p>
          </table:table-cell>
          <table:table-cell office:value-type="float" office:value="7098.12" table:style-name="ce7">
            <text:p>7.098,12</text:p>
          </table:table-cell>
          <table:table-cell office:value-type="float" office:value="0" table:style-name="ce7">
            <text:p>0,00</text:p>
          </table:table-cell>
          <table:table-cell office:value-type="float" office:value="3368.91" table:style-name="ce7">
            <text:p>3.368,91</text:p>
          </table:table-cell>
          <table:table-cell office:value-type="float" office:value="15183.5" table:style-name="ce7">
            <text:p>15.183,50</text:p>
          </table:table-cell>
          <table:table-cell office:value-type="float" office:value="23647.63" table:style-name="ce7">
            <text:p>23.647,63</text:p>
          </table:table-cell>
          <table:table-cell table:number-columns-repeated="16364"/>
        </table:table-row>
        <table:table-row table:style-name="ro6">
          <table:table-cell office:value-type="float" office:value="43791" table:style-name="ce5">
            <text:p>43791</text:p>
          </table:table-cell>
          <table:table-cell office:value-type="string" table:style-name="ce6">
            <text:p><text:span text:style-name="T5">WASHINGTON NILTON MEDEIROS MOREIRA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12 PROMOTORIA DE JUSTICA CRIMINA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279.24" table:style-name="ce7">
            <text:p>8.279,24</text:p>
          </table:table-cell>
          <table:table-cell office:value-type="float" office:value="0" table:style-name="ce7">
            <text:p>0,00</text:p>
          </table:table-cell>
          <table:table-cell office:value-type="float" office:value="4216.82" table:style-name="ce7">
            <text:p>4.216,82</text:p>
          </table:table-cell>
          <table:table-cell office:value-type="float" office:value="17212.53" table:style-name="ce7">
            <text:p>17.212,53</text:p>
          </table:table-cell>
          <table:table-cell office:value-type="float" office:value="26671.97" table:style-name="ce7">
            <text:p>26.671,97</text:p>
          </table:table-cell>
          <table:table-cell table:number-columns-repeated="16364"/>
        </table:table-row>
        <table:table-row table:style-name="ro6">
          <table:table-cell office:value-type="float" office:value="43901" table:style-name="ce5">
            <text:p>43901</text:p>
          </table:table-cell>
          <table:table-cell office:value-type="string" table:style-name="ce6">
            <text:p><text:span text:style-name="T5">WENDY TAKAO HAMANO</text:span></text:p>
          </table:table-cell>
          <table:table-cell office:value-type="string" table:style-name="ce6">
            <text:p><text:span text:style-name="T5">PROMOTOR DE JUST DE ENTRANCIA FINAL</text:span></text:p>
          </table:table-cell>
          <table:table-cell office:value-type="string" table:style-name="ce6">
            <text:p><text:span text:style-name="T5">6 PROMOTORIA DE JUSTICA CIVEL</text:span></text:p>
          </table:table-cell>
          <table:table-cell office:value-type="string" table:style-name="ce6">
            <text:p><text:span text:style-name="T5">MEMBROS PROMOTORES</text:span>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142.0200000000004" table:style-name="ce7">
            <text:p>5.142,02</text:p>
          </table:table-cell>
          <table:table-cell office:value-type="float" office:value="43884.5" table:style-name="ce7">
            <text:p>43.884,50</text:p>
          </table:table-cell>
          <table:table-cell office:value-type="float" office:value="4716.47" table:style-name="ce7">
            <text:p>4.716,47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3874.25" table:style-name="ce7">
            <text:p>3.874,25</text:p>
          </table:table-cell>
          <table:table-cell office:value-type="float" office:value="16974.240000000002" table:style-name="ce7">
            <text:p>16.974,24</text:p>
          </table:table-cell>
          <table:table-cell office:value-type="float" office:value="26910.26" table:style-name="ce7">
            <text:p>26.910,26</text:p>
          </table:table-cell>
          <table:table-cell table:number-columns-repeated="16364"/>
        </table:table-row>
        <table:table-row table:style-name="ro7">
          <table:table-cell office:value-type="string" table:style-name="ce3">
            <text:p><text:span text:style-name="T4">Total Geral</text:span></text:p>
          </table:table-cell>
          <table:table-cell office:value-type="float" office:value="84" table:style-name="ce8">
            <text:p>84</text:p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string" table:style-name="ce9">
            <text:p/>
          </table:table-cell>
          <table:table-cell office:value-type="float" office:value="2695728.66" table:formula="of:=SUM([.F7:.F90])" table:style-name="ce10">
            <text:p>2.695.728,66</text:p>
          </table:table-cell>
          <table:table-cell office:value-type="float" office:value="6849.6" table:formula="of:=SUM([.G7:.G90])" table:style-name="ce10">
            <text:p>6.849,60</text:p>
          </table:table-cell>
          <table:table-cell office:value-type="float" office:value="202681.25999999995" table:formula="of:=SUM([.H7:.H90])" table:style-name="ce10">
            <text:p>202.681,26</text:p>
          </table:table-cell>
          <table:table-cell office:value-type="float" office:value="77484.960000000006" table:formula="of:=SUM([.I7:.I90])" table:style-name="ce10">
            <text:p>77.484,96</text:p>
          </table:table-cell>
          <table:table-cell office:value-type="float" office:value="441707.85" table:formula="of:=SUM([.J7:.J90])" table:style-name="ce10">
            <text:p>441.707,85</text:p>
          </table:table-cell>
          <table:table-cell office:value-type="float" office:value="82498.800000000017" table:formula="of:=SUM([.K7:.K90])" table:style-name="ce10">
            <text:p>82.498,80</text:p>
          </table:table-cell>
          <table:table-cell office:value-type="float" office:value="211550.91999999998" table:formula="of:=SUM([.L7:.L90])" table:style-name="ce10">
            <text:p>211.550,92</text:p>
          </table:table-cell>
          <table:table-cell office:value-type="float" office:value="1812215.62" table:formula="of:=SUM([.M7:.M90])" table:style-name="ce10">
            <text:p>1.812.215,62</text:p>
          </table:table-cell>
          <table:table-cell office:value-type="float" office:value="5530717.6700000009" table:formula="of:=SUM([.N7:.N90])" table:style-name="ce10">
            <text:p>5.530.717,67</text:p>
          </table:table-cell>
          <table:table-cell office:value-type="float" office:value="411397.48999999947" table:formula="of:=SUM([.O7:.O90])" table:style-name="ce10">
            <text:p>411.397,49</text:p>
          </table:table-cell>
          <table:table-cell office:value-type="float" office:value="752585.6599999998" table:formula="of:=SUM([.P7:.P90])" table:style-name="ce10">
            <text:p>752.585,66</text:p>
          </table:table-cell>
          <table:table-cell office:value-type="float" office:value="27294.09" table:formula="of:=SUM([.Q7:.Q90])" table:style-name="ce10">
            <text:p>27.294,09</text:p>
          </table:table-cell>
          <table:table-cell office:value-type="float" office:value="582271.19000000006" table:formula="of:=SUM([.R7:.R90])" table:style-name="ce10">
            <text:p>582.271,19</text:p>
          </table:table-cell>
          <table:table-cell office:value-type="float" office:value="1773548.43" table:formula="of:=SUM([.S7:.S90])" table:style-name="ce10">
            <text:p>1.773.548,43</text:p>
          </table:table-cell>
          <table:table-cell office:value-type="float" office:value="3757169.2400000007" table:formula="of:=SUM([.T7:.T90])" table:style-name="ce10">
            <text:p>3.757.169,24</text:p>
          </table:table-cell>
          <table:table-cell table:number-columns-repeated="16364"/>
        </table:table-row>
        <table:table-row table:style-name="ro8">
          <table:table-cell office:value-type="string" table:style-name="ce11">
            <text:p><text:span text:style-name="T3">Data da última atualização:</text:span></text:p>
          </table:table-cell>
          <table:table-cell office:value-type="string" table:number-columns-spanned="19" table:number-rows-spanned="1" table:style-name="ce29">
            <text:p><text:span text:style-name="T3">Março de 2021</text:span></text:p>
          </table:table-cell>
          <table:covered-table-cell table:number-columns-repeated="18"/>
          <table:table-cell table:number-columns-repeated="16364"/>
        </table:table-row>
        <table:table-row table:style-name="ro9">
          <table:table-cell office:value-type="string" table:number-columns-spanned="20" table:number-rows-spanned="1" table:style-name="ce31">
            <text:p><text:span text:style-name="T6">(1) Remuneração do cargo efetivo - Vencimento, GAMPU, V.P.I, Adicionais de Qualificação, G.A.E e G.A.S, além de outras desta natureza.</text:span></text:p>
            <text:p><text:span text:style-name="T6">(2) V.P.N.I., Adicional por tempo de serviço, quintos, décimos e vantagens decorrentes de sentença judicial ou extensão administrativa.</text:span></text:p>
            <text:p><text:span text:style-name="T6">(3) Rubricas que representam a retribuição paga pelo exercício de função (servidor efetivo) ou remuneração de cargo em comissão (servidor sem vínculo ou requisitado).</text:span></text:p>
            <text:p><text:span text:style-name="T6">(4) Parcelas da Gratificação Natalina (13º) pagas no mês corrente, ou no caso de vacância ou exoneração do servidor.</text:span></text:p>
            <text:p><text:span text:style-name="T6">(5) Adicional correspondente a 1/3 (um terço) da remuneração, pago ao servidor por ocasião das férias.</text:span></text:p>
            <text:p><text:span text:style-name="T6">(6)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text:p><text:span text:style-name="T6">(7) Valor total (somatório) das remunerações temporárias ou eventuais discriminadas na Tabela III.</text:span></text:p>
            <text:p><text:span text:style-name="T6">(8) Valor total (somatório) das verbas indenizatórias discriminadas na Tabela III.</text:span></text:p>
            <text:p><text:span text:style-name="T6">(9) Total dos rendimentos brutos pagos no mês.</text:span></text:p>
            <text:p><text:span text:style-name="T6">(10) Contribuição Previdenciária Oficial (Plano de Seguridade Social do Servidor Público e Regime Geral de Previdência Social).</text:span></text:p>
            <text:p><text:span text:style-name="T6">(11) Imposto de Renda Retido na Fonte.</text:span></text:p>
            <text:p><text:span text:style-name="T6">(12) Valor deduzido da remuneração básica bruta, quando esta ultrapassa o teto constitucional, nos termos da legislação correspondente.</text:span></text:p>
            <text:p><text:span text:style-name="T6">(13) Total dos descontos efetuados no mês.</text:span></text:p>
            <text:p><text:span text:style-name="T6">(14) Rendimento líquido após os descontos referidos nos itens anteriores.</text:span></text:p>
          </table:table-cell>
          <table:covered-table-cell table:number-columns-repeated="19"/>
          <table:table-cell table:number-columns-repeated="16364"/>
        </table:table-row>
        <table:table-row table:number-rows-repeated="104848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number number:decimal-places="0" number:min-integer-digits="1"/>
    </number:number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_32_2" style:display-name="Vírgula 2" style:family="table-cell" style:data-style-name="N35"/>
    <style:style style:name="V_237_rgula_32_2_32_2" style:display-name="Vírgula 2 2" style:family="table-cell" style:data-style-name="N35"/>
  </office:styles>
  <office:automatic-styles>
    <style:page-layout style:name="pm1">
      <style:page-layout-properties fo:margin-top="0in" fo:margin-bottom="0in" fo:margin-left="0.416666666666667in" fo:margin-right="0.41666666666666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277777777777778in" fo:margin-left="0.416666666666667in" fo:margin-right="0.416666666666667in" fo:margin-bottom="0in"/>
      </style:header-style>
      <style:footer-style>
        <style:header-footer-properties fo:min-height="0.277777777777778in" fo:margin-left="0.416666666666667in" fo:margin-right="0.41666666666666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29</meta:generator>
    <meta:initial-creator/>
    <dc:creator/>
    <meta:creation-date>2022-01-20T17:07:52Z</meta:creation-date>
    <dc:date>2022-01-20T17:07:52Z</dc:date>
  </office:meta>
</office:document-meta>
</file>